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tkinson Hyperlegible" svg:font-family="'Atkinson Hyperlegib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9.477cm" fo:margin-left="0.102cm" table:align="left"/>
    </style:style>
    <style:style style:name="Tabla1.A" style:family="table-column">
      <style:table-column-properties style:column-width="1.39cm"/>
    </style:style>
    <style:style style:name="Tabla1.B" style:family="table-column">
      <style:table-column-properties style:column-width="14.882cm"/>
    </style:style>
    <style:style style:name="Tabla1.C" style:family="table-column">
      <style:table-column-properties style:column-width="3.205cm"/>
    </style:style>
    <style:style style:name="Tabla1.1" style:family="table-row"/>
    <style:style style:name="Tabla1.A1" style:family="table-cell">
      <style:table-cell-properties style:vertical-align="middle" fo:background-color="#2a6099" fo:padding="0.049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1.C1" style:family="table-cell">
      <style:table-cell-properties style:vertical-align="middle" fo:background-color="#2a6099" fo:padding="0.049cm" fo:border="0.05pt solid #808080" style:writing-mode="page">
        <style:background-image/>
      </style:table-cell-properties>
    </style:style>
    <style:style style:name="Tabla1.A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1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2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2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1.A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B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1.C2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2" style:family="table">
      <style:table-properties style:width="19.57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1.499cm"/>
    </style:style>
    <style:style style:name="Tabla2.B" style:family="table-column">
      <style:table-column-properties style:column-width="14.887cm"/>
    </style:style>
    <style:style style:name="Tabla2.C" style:family="table-column">
      <style:table-column-properties style:column-width="3.193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#2a6099" fo:padding="0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2.C1" style:family="table-cell">
      <style:table-cell-properties style:vertical-align="middle" fo:background-color="#2a6099" fo:padding="0cm" fo:border="0.05pt solid #808080" style:writing-mode="page">
        <style:background-image/>
      </style:table-cell-properties>
    </style:style>
    <style:style style:name="Tabla2.A2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2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2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3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3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3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4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4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4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5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5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5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6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6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6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7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7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7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8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8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8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9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9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9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10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10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10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11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11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11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12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12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12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2.A13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B13" style:family="table-cell">
      <style:table-cell-properties style:vertical-align="middle" fo:padding="0cm" fo:border-left="0.05pt solid #808080" fo:border-right="none" fo:border-top="none" fo:border-bottom="0.05pt solid #808080"/>
    </style:style>
    <style:style style:name="Tabla2.C13" style:family="table-cell">
      <style:table-cell-properties style:vertical-align="middle" fo:padding="0cm" fo:border-left="0.05pt solid #808080" fo:border-right="0.05pt solid #808080" fo:border-top="none" fo:border-bottom="0.05pt solid #808080"/>
    </style:style>
    <style:style style:name="Tabla3" style:family="table">
      <style:table-properties style:width="19.389cm" fo:margin-left="0.191cm" table:align="left"/>
    </style:style>
    <style:style style:name="Tabla3.A" style:family="table-column">
      <style:table-column-properties style:column-width="1.302cm"/>
    </style:style>
    <style:style style:name="Tabla3.B" style:family="table-column">
      <style:table-column-properties style:column-width="14.882cm"/>
    </style:style>
    <style:style style:name="Tabla3.C" style:family="table-column">
      <style:table-column-properties style:column-width="3.205cm"/>
    </style:style>
    <style:style style:name="Tabla3.A1" style:family="table-cell">
      <style:table-cell-properties style:vertical-align="middle" fo:background-color="#2a6099" fo:padding="0.049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3.C1" style:family="table-cell">
      <style:table-cell-properties style:vertical-align="middle" fo:background-color="#2a6099" fo:padding="0.049cm" fo:border="0.05pt solid #808080" style:writing-mode="page">
        <style:background-image/>
      </style:table-cell-properties>
    </style:style>
    <style:style style:name="Tabla3.A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1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2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2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2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2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2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2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2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3.A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B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a3.C2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a4" style:family="table">
      <style:table-properties style:width="19.57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.499cm"/>
    </style:style>
    <style:style style:name="Tabla4.B" style:family="table-column">
      <style:table-column-properties style:column-width="14.799cm"/>
    </style:style>
    <style:style style:name="Tabla4.C" style:family="table-column">
      <style:table-column-properties style:column-width="3.281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2a6099" fo:padding="0.049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4.C1" style:family="table-cell">
      <style:table-cell-properties style:vertical-align="middle" fo:background-color="#2a6099" fo:padding="0.049cm" fo:border="0.05pt solid #808080" style:writing-mode="page">
        <style:background-image/>
      </style:table-cell-properties>
    </style:style>
    <style:style style:name="Tabla4.A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B2" style:family="table-cell">
      <style:table-cell-properties style:vertical-align="middle" fo:background-color="transparent" fo:padding="0.049cm" fo:border-left="0.05pt solid #808080" fo:border-right="none" fo:border-top="none" fo:border-bottom="0.05pt solid #808080" style:writing-mode="page">
        <style:background-image/>
      </style:table-cell-properties>
    </style:style>
    <style:style style:name="Tabla4.C2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3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3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4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4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5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5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6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6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7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7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8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8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9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9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0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0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1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1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2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3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3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4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4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5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5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6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6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7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7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8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8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19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19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20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20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21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21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4.A2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4.C22" style:family="table-cell">
      <style:table-cell-properties style:vertical-align="middle" fo:padding="0.049cm" fo:border-left="0.05pt solid #808080" fo:border-right="0.05pt solid #808080" fo:border-top="none" fo:border-bottom="0.05pt solid #808080"/>
    </style:style>
    <style:style style:name="Tabla5" style:family="table">
      <style:table-properties style:width="19.59cm" table:align="margins"/>
    </style:style>
    <style:style style:name="Tabla5.A" style:family="table-column">
      <style:table-column-properties style:column-width="0.63cm" style:rel-column-width="357*"/>
    </style:style>
    <style:style style:name="Tabla5.B" style:family="table-column">
      <style:table-column-properties style:column-width="18.015cm" style:rel-column-width="10213*"/>
    </style:style>
    <style:style style:name="Tabla5.C" style:family="table-column">
      <style:table-column-properties style:column-width="0.945cm" style:rel-column-width="536*"/>
    </style:style>
    <style:style style:name="Tabla5.A1" style:family="table-cell">
      <style:table-cell-properties style:vertical-align="middle" fo:padding="0.097cm" fo:border="none"/>
    </style:style>
    <style:style style:name="Tabla6" style:family="table">
      <style:table-properties style:width="19.59cm" table:align="margins"/>
    </style:style>
    <style:style style:name="Tabla6.A" style:family="table-column">
      <style:table-column-properties style:column-width="0.624cm" style:rel-column-width="354*"/>
    </style:style>
    <style:style style:name="Tabla6.B" style:family="table-column">
      <style:table-column-properties style:column-width="17.905cm" style:rel-column-width="10151*"/>
    </style:style>
    <style:style style:name="Tabla6.C" style:family="table-column">
      <style:table-column-properties style:column-width="1.06cm" style:rel-column-width="601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9.59cm" table:align="margins"/>
    </style:style>
    <style:style style:name="Tabla7.A" style:family="table-column">
      <style:table-column-properties style:column-width="0.598cm" style:rel-column-width="339*"/>
    </style:style>
    <style:style style:name="Tabla7.B" style:family="table-column">
      <style:table-column-properties style:column-width="17.962cm" style:rel-column-width="10183*"/>
    </style:style>
    <style:style style:name="Tabla7.C" style:family="table-column">
      <style:table-column-properties style:column-width="1.03cm" style:rel-column-width="584*"/>
    </style:style>
    <style:style style:name="Tabla7.A1" style:family="table-cell">
      <style:table-cell-properties style:vertical-align="middle" fo:padding="0.097cm" fo:border="none"/>
    </style:style>
    <style:style style:name="P1" style:family="paragraph" style:parent-style-name="Standard">
      <style:text-properties style:font-name="Atkinson Hyperlegible" fo:language="es" fo:country="ES" officeooo:rsid="0024d401" officeooo:paragraph-rsid="0024d401"/>
    </style:style>
    <style:style style:name="P2" style:family="paragraph" style:parent-style-name="Standard">
      <style:text-properties style:font-name="Atkinson Hyperlegible" fo:font-weight="bold" officeooo:rsid="0024d401" officeooo:paragraph-rsid="00474922" style:font-weight-asian="bold" style:font-weight-complex="bold"/>
    </style:style>
    <style:style style:name="P3" style:family="paragraph" style:parent-style-name="Standard">
      <style:text-properties style:font-name="Atkinson Hyperlegible" fo:font-size="11pt" fo:language="es" fo:country="ES" fo:font-weight="bold" officeooo:rsid="0028730a" officeooo:paragraph-rsid="0028730a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tkinson Hyperlegible" fo:font-size="11pt" fo:language="es" fo:country="ES" fo:font-weight="bold" officeooo:rsid="0028730a" officeooo:paragraph-rsid="003b1f8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tkinson Hyperlegible" fo:font-size="11pt" fo:language="es" fo:country="ES" fo:font-weight="bold" officeooo:rsid="00138cbf" officeooo:paragraph-rsid="00138cbf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tkinson Hyperlegible" fo:font-size="11pt" fo:language="es" fo:country="ES" fo:font-weight="bold" officeooo:rsid="001b18cf" officeooo:paragraph-rsid="001b18cf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tkinson Hyperlegible" fo:font-size="11pt" fo:language="es" fo:country="ES" fo:font-weight="bold" officeooo:rsid="001e96c9" officeooo:paragraph-rsid="001e96c9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tkinson Hyperlegible" fo:font-size="11pt" fo:language="es" fo:country="ES" fo:font-weight="bold" officeooo:rsid="0034bf26" officeooo:paragraph-rsid="0034bf26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tkinson Hyperlegible" fo:font-size="11pt" fo:language="es" fo:country="ES" fo:font-weight="bold" officeooo:rsid="00202fff" officeooo:paragraph-rsid="00202fff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tkinson Hyperlegible" fo:font-size="11pt" fo:language="es" fo:country="ES" fo:font-weight="bold" officeooo:rsid="00202fff" officeooo:paragraph-rsid="00250280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tkinson Hyperlegible" fo:font-size="11pt" fo:language="es" fo:country="ES" fo:font-weight="bold" officeooo:rsid="002458e5" officeooo:paragraph-rsid="002458e5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tkinson Hyperlegible" fo:font-size="11pt" fo:language="es" fo:country="ES" fo:font-weight="bold" officeooo:rsid="0024d401" officeooo:paragraph-rsid="0024d401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tkinson Hyperlegible" fo:font-size="11pt" fo:language="es" fo:country="ES" fo:font-weight="bold" officeooo:rsid="004969ea" officeooo:paragraph-rsid="0066f46e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tkinson Hyperlegible" fo:font-size="11pt" fo:language="es" fo:country="ES" officeooo:rsid="00138cbf" officeooo:paragraph-rsid="00138cbf" style:font-size-asian="11pt" style:font-size-complex="11pt"/>
    </style:style>
    <style:style style:name="P15" style:family="paragraph" style:parent-style-name="Standard">
      <style:text-properties style:font-name="Atkinson Hyperlegible" fo:font-size="11pt" fo:language="es" fo:country="ES" officeooo:rsid="00138cbf" officeooo:paragraph-rsid="00202fff" style:font-size-asian="11pt" style:font-size-complex="11pt"/>
    </style:style>
    <style:style style:name="P16" style:family="paragraph" style:parent-style-name="Standard">
      <style:text-properties style:font-name="Atkinson Hyperlegible" fo:font-size="11pt" fo:language="es" fo:country="ES" officeooo:rsid="00138cbf" officeooo:paragraph-rsid="00250280" style:font-size-asian="11pt" style:font-size-complex="11pt"/>
    </style:style>
    <style:style style:name="P17" style:family="paragraph" style:parent-style-name="Standard">
      <style:text-properties style:font-name="Atkinson Hyperlegible" fo:font-size="11pt" fo:language="es" fo:country="ES" officeooo:rsid="00138cbf" officeooo:paragraph-rsid="0056c755" style:font-size-asian="11pt" style:font-size-complex="11pt"/>
    </style:style>
    <style:style style:name="P18" style:family="paragraph" style:parent-style-name="Standard">
      <style:text-properties style:font-name="Atkinson Hyperlegible" fo:font-size="11pt" fo:language="es" fo:country="ES" officeooo:rsid="00138cbf" officeooo:paragraph-rsid="006499a0" style:font-size-asian="11pt" style:font-size-complex="11pt"/>
    </style:style>
    <style:style style:name="P19" style:family="paragraph" style:parent-style-name="Standard">
      <style:text-properties style:font-name="Atkinson Hyperlegible" fo:font-size="11pt" fo:language="es" fo:country="ES" officeooo:rsid="002458e5" officeooo:paragraph-rsid="002458e5" style:font-size-asian="11pt" style:font-size-complex="11pt"/>
    </style:style>
    <style:style style:name="P20" style:family="paragraph" style:parent-style-name="Standard">
      <style:text-properties style:font-name="Atkinson Hyperlegible" fo:font-size="11pt" fo:language="es" fo:country="ES" officeooo:rsid="002458e5" officeooo:paragraph-rsid="0057beac" style:font-size-asian="11pt" style:font-size-complex="11pt"/>
    </style:style>
    <style:style style:name="P21" style:family="paragraph" style:parent-style-name="Standard">
      <style:text-properties style:font-name="Atkinson Hyperlegible" fo:font-size="11pt" fo:language="es" fo:country="ES" officeooo:rsid="002458e5" officeooo:paragraph-rsid="006499a0" style:font-size-asian="11pt" style:font-size-complex="11pt"/>
    </style:style>
    <style:style style:name="P22" style:family="paragraph" style:parent-style-name="Standard">
      <style:text-properties style:font-name="Atkinson Hyperlegible" fo:font-size="11pt" fo:language="es" fo:country="ES" officeooo:rsid="002458e5" officeooo:paragraph-rsid="0065c46a" style:font-size-asian="11pt" style:font-size-complex="11pt"/>
    </style:style>
    <style:style style:name="P23" style:family="paragraph" style:parent-style-name="Standard">
      <style:text-properties style:font-name="Atkinson Hyperlegible" fo:font-size="11pt" fo:language="es" fo:country="ES" officeooo:rsid="001b18cf" officeooo:paragraph-rsid="001b18cf" style:font-size-asian="11pt" style:font-size-complex="11pt"/>
    </style:style>
    <style:style style:name="P24" style:family="paragraph" style:parent-style-name="Standard">
      <style:text-properties style:font-name="Atkinson Hyperlegible" fo:font-size="11pt" fo:language="es" fo:country="ES" officeooo:rsid="001b18cf" officeooo:paragraph-rsid="0058ba25" style:font-size-asian="11pt" style:font-size-complex="11pt"/>
    </style:style>
    <style:style style:name="P25" style:family="paragraph" style:parent-style-name="Standard">
      <style:text-properties style:font-name="Atkinson Hyperlegible" fo:font-size="11pt" fo:language="es" fo:country="ES" officeooo:rsid="001e96c9" officeooo:paragraph-rsid="001e96c9" style:font-size-asian="11pt" style:font-size-complex="11pt"/>
    </style:style>
    <style:style style:name="P26" style:family="paragraph" style:parent-style-name="Standard">
      <style:text-properties style:font-name="Atkinson Hyperlegible" fo:font-size="11pt" fo:language="es" fo:country="ES" officeooo:rsid="00202fff" officeooo:paragraph-rsid="00202fff" style:font-size-asian="11pt" style:font-size-complex="11pt"/>
    </style:style>
    <style:style style:name="P27" style:family="paragraph" style:parent-style-name="Standard">
      <style:text-properties style:font-name="Atkinson Hyperlegible" fo:font-size="11pt" fo:language="es" fo:country="ES" officeooo:rsid="00202fff" officeooo:paragraph-rsid="00250280" style:font-size-asian="11pt" style:font-size-complex="11pt"/>
    </style:style>
    <style:style style:name="P28" style:family="paragraph" style:parent-style-name="Standard">
      <style:text-properties style:font-name="Atkinson Hyperlegible" fo:font-size="11pt" fo:language="es" fo:country="ES" officeooo:rsid="00202fff" officeooo:paragraph-rsid="006499a0" style:font-size-asian="11pt" style:font-size-complex="11pt"/>
    </style:style>
    <style:style style:name="P29" style:family="paragraph" style:parent-style-name="Standard">
      <style:text-properties style:font-name="Atkinson Hyperlegible" fo:font-size="11pt" fo:language="es" fo:country="ES" officeooo:rsid="00246259" officeooo:paragraph-rsid="0024d401" style:font-size-asian="11pt" style:font-size-complex="11pt"/>
    </style:style>
    <style:style style:name="P30" style:family="paragraph" style:parent-style-name="Standard">
      <style:text-properties style:font-name="Atkinson Hyperlegible" fo:font-size="11pt" fo:language="es" fo:country="ES" officeooo:rsid="0024d401" officeooo:paragraph-rsid="0024d401" style:font-size-asian="11pt" style:font-size-complex="11pt"/>
    </style:style>
    <style:style style:name="P31" style:family="paragraph" style:parent-style-name="Standard">
      <style:text-properties style:font-name="Atkinson Hyperlegible" fo:font-size="11pt" fo:language="es" fo:country="ES" officeooo:rsid="0044cf25" officeooo:paragraph-rsid="0024d401" style:font-size-asian="11pt" style:font-size-complex="11pt"/>
    </style:style>
    <style:style style:name="P32" style:family="paragraph" style:parent-style-name="Standard">
      <style:text-properties style:font-name="Atkinson Hyperlegible" fo:font-size="11pt" fo:language="es" fo:country="ES" officeooo:rsid="0025f514" officeooo:paragraph-rsid="0025f514" style:font-size-asian="11pt" style:font-size-complex="11pt"/>
    </style:style>
    <style:style style:name="P33" style:family="paragraph" style:parent-style-name="Standard">
      <style:text-properties style:font-name="Atkinson Hyperlegible" fo:font-size="11pt" fo:language="es" fo:country="ES" officeooo:rsid="004969ea" officeooo:paragraph-rsid="004969ea" style:font-size-asian="11pt" style:font-size-complex="11pt"/>
    </style:style>
    <style:style style:name="P34" style:family="paragraph" style:parent-style-name="Standard">
      <style:text-properties style:font-name="Atkinson Hyperlegible" fo:font-size="11pt" fo:language="es" fo:country="ES" officeooo:rsid="0015615c" officeooo:paragraph-rsid="0056c755" style:font-size-asian="11pt" style:font-size-complex="11pt"/>
    </style:style>
    <style:style style:name="P35" style:family="paragraph" style:parent-style-name="Standard">
      <style:text-properties style:font-name="Atkinson Hyperlegible" fo:font-size="11pt" fo:language="es" fo:country="ES" officeooo:rsid="0015615c" officeooo:paragraph-rsid="005d067c" style:font-size-asian="11pt" style:font-size-complex="11pt"/>
    </style:style>
    <style:style style:name="P36" style:family="paragraph" style:parent-style-name="Standard">
      <style:text-properties style:font-name="Atkinson Hyperlegible" fo:font-size="11pt" fo:language="es" fo:country="ES" officeooo:rsid="0015615c" officeooo:paragraph-rsid="006499a0" style:font-size-asian="11pt" style:font-size-complex="11pt"/>
    </style:style>
    <style:style style:name="P37" style:family="paragraph" style:parent-style-name="Standard">
      <style:text-properties style:font-name="Atkinson Hyperlegible" fo:font-size="11pt" fo:language="es" fo:country="ES" officeooo:rsid="0016d019" officeooo:paragraph-rsid="0056c755" style:font-size-asian="11pt" style:font-size-complex="11pt"/>
    </style:style>
    <style:style style:name="P38" style:family="paragraph" style:parent-style-name="Standard">
      <style:text-properties style:font-name="Atkinson Hyperlegible" fo:font-size="11pt" fo:language="es" fo:country="ES" officeooo:rsid="0016d019" officeooo:paragraph-rsid="006499a0" style:font-size-asian="11pt" style:font-size-complex="11pt"/>
    </style:style>
    <style:style style:name="P39" style:family="paragraph" style:parent-style-name="Standard">
      <style:text-properties style:font-name="Atkinson Hyperlegible" fo:font-size="11pt" fo:language="es" fo:country="ES" officeooo:rsid="0018c804" officeooo:paragraph-rsid="005748df" style:font-size-asian="11pt" style:font-size-complex="11pt"/>
    </style:style>
    <style:style style:name="P40" style:family="paragraph" style:parent-style-name="Standard">
      <style:text-properties style:font-name="Atkinson Hyperlegible" fo:font-size="11pt" fo:language="es" fo:country="ES" officeooo:rsid="0018c804" officeooo:paragraph-rsid="0057beac" style:font-size-asian="11pt" style:font-size-complex="11pt"/>
    </style:style>
    <style:style style:name="P41" style:family="paragraph" style:parent-style-name="Standard">
      <style:text-properties style:font-name="Atkinson Hyperlegible" fo:font-size="11pt" fo:language="es" fo:country="ES" officeooo:rsid="0018c804" officeooo:paragraph-rsid="006499a0" style:font-size-asian="11pt" style:font-size-complex="11pt"/>
    </style:style>
    <style:style style:name="P42" style:family="paragraph" style:parent-style-name="Standard">
      <style:text-properties style:font-name="Atkinson Hyperlegible" fo:font-size="11pt" fo:language="es" fo:country="ES" officeooo:rsid="001927b1" officeooo:paragraph-rsid="0057beac" style:font-size-asian="11pt" style:font-size-complex="11pt"/>
    </style:style>
    <style:style style:name="P43" style:family="paragraph" style:parent-style-name="Standard">
      <style:text-properties style:font-name="Atkinson Hyperlegible" fo:font-size="11pt" fo:language="es" fo:country="ES" officeooo:rsid="001927b1" officeooo:paragraph-rsid="006499a0" style:font-size-asian="11pt" style:font-size-complex="11pt"/>
    </style:style>
    <style:style style:name="P44" style:family="paragraph" style:parent-style-name="Standard">
      <style:text-properties style:font-name="Atkinson Hyperlegible" fo:font-size="11pt" fo:language="es" fo:country="ES" officeooo:rsid="00195003" officeooo:paragraph-rsid="00195003" style:font-size-asian="11pt" style:font-size-complex="11pt"/>
    </style:style>
    <style:style style:name="P45" style:family="paragraph" style:parent-style-name="Standard">
      <style:text-properties style:font-name="Atkinson Hyperlegible" fo:font-size="11pt" fo:language="es" fo:country="ES" officeooo:rsid="00195003" officeooo:paragraph-rsid="0057beac" style:font-size-asian="11pt" style:font-size-complex="11pt"/>
    </style:style>
    <style:style style:name="P46" style:family="paragraph" style:parent-style-name="Standard">
      <style:text-properties style:font-name="Atkinson Hyperlegible" fo:font-size="11pt" fo:language="es" fo:country="ES" officeooo:rsid="00195003" officeooo:paragraph-rsid="006499a0" style:font-size-asian="11pt" style:font-size-complex="11pt"/>
    </style:style>
    <style:style style:name="P47" style:family="paragraph" style:parent-style-name="Standard">
      <style:text-properties style:font-name="Atkinson Hyperlegible" fo:font-size="11pt" fo:language="es" fo:country="ES" officeooo:rsid="00195003" officeooo:paragraph-rsid="0065c46a" style:font-size-asian="11pt" style:font-size-complex="11pt"/>
    </style:style>
    <style:style style:name="P48" style:family="paragraph" style:parent-style-name="Standard">
      <style:text-properties style:font-name="Atkinson Hyperlegible" fo:font-size="11pt" fo:language="es" fo:country="ES" officeooo:rsid="0033f1b8" officeooo:paragraph-rsid="0058ba25" style:font-size-asian="11pt" style:font-size-complex="11pt"/>
    </style:style>
    <style:style style:name="P49" style:family="paragraph" style:parent-style-name="Standard">
      <style:text-properties style:font-name="Atkinson Hyperlegible" fo:font-size="11pt" fo:language="es" fo:country="ES" officeooo:rsid="001bbfa8" officeooo:paragraph-rsid="0058ba25" style:font-size-asian="11pt" style:font-size-complex="11pt"/>
    </style:style>
    <style:style style:name="P50" style:family="paragraph" style:parent-style-name="Standard">
      <style:text-properties style:font-name="Atkinson Hyperlegible" fo:font-size="11pt" fo:language="es" fo:country="ES" officeooo:rsid="001d56d5" officeooo:paragraph-rsid="001d56d5" style:font-size-asian="11pt" style:font-size-complex="11pt"/>
    </style:style>
    <style:style style:name="P51" style:family="paragraph" style:parent-style-name="Standard">
      <style:text-properties style:font-name="Atkinson Hyperlegible" fo:font-size="11pt" fo:language="es" fo:country="ES" officeooo:rsid="001d56d5" officeooo:paragraph-rsid="0058ba25" style:font-size-asian="11pt" style:font-size-complex="11pt"/>
    </style:style>
    <style:style style:name="P52" style:family="paragraph" style:parent-style-name="Standard">
      <style:text-properties style:font-name="Atkinson Hyperlegible" fo:font-size="11pt" fo:language="es" fo:country="ES" fo:font-style="normal" fo:font-weight="normal" officeooo:rsid="0025f514" officeooo:paragraph-rsid="00250280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text-properties style:font-name="Atkinson Hyperlegible" fo:font-size="11pt" fo:language="es" fo:country="ES" fo:font-style="normal" fo:font-weight="normal" officeooo:rsid="002b36d6" officeooo:paragraph-rsid="0057beac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text-properties style:font-name="Atkinson Hyperlegible" fo:font-size="11pt" fo:language="es" fo:country="ES" fo:font-style="normal" fo:font-weight="normal" officeooo:rsid="00508fc0" officeooo:paragraph-rsid="00695eae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text-properties style:font-name="Atkinson Hyperlegible" fo:font-size="11pt" fo:language="es" fo:country="ES" fo:font-style="normal" fo:font-weight="normal" officeooo:rsid="00520033" officeooo:paragraph-rsid="00695eae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text-properties style:font-name="Atkinson Hyperlegible" fo:font-size="11pt" fo:language="es" fo:country="ES" fo:font-style="normal" fo:font-weight="normal" officeooo:rsid="005549e3" officeooo:paragraph-rsid="00695eae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text-properties style:font-name="Atkinson Hyperlegible" fo:font-size="11pt" fo:language="es" fo:country="ES" fo:font-style="normal" fo:font-weight="normal" officeooo:rsid="00195003" officeooo:paragraph-rsid="006499a0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text-properties style:font-name="Atkinson Hyperlegible" fo:font-size="11pt" fo:language="es" fo:country="ES" fo:font-style="normal" fo:font-weight="normal" officeooo:rsid="00695eae" officeooo:paragraph-rsid="00695eae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text-properties style:font-name="Atkinson Hyperlegible" fo:font-size="11pt" fo:language="es" fo:country="ES" fo:font-style="normal" officeooo:rsid="0015615c" officeooo:paragraph-rsid="0056c755" style:font-size-asian="11pt" style:font-style-asian="normal" style:font-size-complex="11pt" style:font-style-complex="normal"/>
    </style:style>
    <style:style style:name="P60" style:family="paragraph" style:parent-style-name="Standard">
      <style:text-properties style:font-name="Atkinson Hyperlegible" fo:font-size="11pt" fo:language="es" fo:country="ES" fo:font-style="normal" officeooo:rsid="0015615c" officeooo:paragraph-rsid="006499a0" style:font-size-asian="11pt" style:font-style-asian="normal" style:font-size-complex="11pt" style:font-style-complex="normal"/>
    </style:style>
    <style:style style:name="P61" style:family="paragraph" style:parent-style-name="Standard">
      <style:text-properties style:font-name="Atkinson Hyperlegible" fo:font-size="11pt" fo:language="es" fo:country="ES" fo:font-style="italic" fo:font-weight="bold" officeooo:rsid="0018c804" officeooo:paragraph-rsid="0056c755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Standard">
      <style:text-properties style:font-name="Atkinson Hyperlegible" fo:font-size="11pt" fo:language="es" fo:country="ES" fo:font-style="italic" fo:font-weight="bold" officeooo:rsid="0018c804" officeooo:paragraph-rsid="005748df" style:font-size-asian="11pt" style:font-style-asian="italic" style:font-weight-asian="bold" style:font-size-complex="11pt" style:font-style-complex="italic" style:font-weight-complex="bold"/>
    </style:style>
    <style:style style:name="P63" style:family="paragraph" style:parent-style-name="Standard">
      <style:text-properties style:font-name="Atkinson Hyperlegible" fo:font-size="11pt" fo:language="es" fo:country="ES" fo:font-style="italic" fo:font-weight="bold" officeooo:rsid="0018c804" officeooo:paragraph-rsid="0057beac" style:font-size-asian="11pt" style:font-style-asian="italic" style:font-weight-asian="bold" style:font-size-complex="11pt" style:font-style-complex="italic" style:font-weight-complex="bold"/>
    </style:style>
    <style:style style:name="P64" style:family="paragraph" style:parent-style-name="Standard">
      <style:text-properties style:font-name="Atkinson Hyperlegible" fo:font-size="11pt" fo:language="es" fo:country="ES" fo:font-style="italic" fo:font-weight="bold" officeooo:rsid="0018c804" officeooo:paragraph-rsid="006499a0" style:font-size-asian="11pt" style:font-style-asian="italic" style:font-weight-asian="bold" style:font-size-complex="11pt" style:font-style-complex="italic" style:font-weight-complex="bold"/>
    </style:style>
    <style:style style:name="P65" style:family="paragraph" style:parent-style-name="Standard">
      <style:text-properties style:font-name="Atkinson Hyperlegible" fo:font-size="11pt" fo:language="es" fo:country="ES" fo:font-style="italic" fo:font-weight="bold" officeooo:rsid="00299d2b" officeooo:paragraph-rsid="0056c755" style:font-size-asian="11pt" style:font-style-asian="italic" style:font-weight-asian="bold" style:font-size-complex="11pt" style:font-style-complex="italic" style:font-weight-complex="bold"/>
    </style:style>
    <style:style style:name="P66" style:family="paragraph" style:parent-style-name="Standard">
      <style:text-properties style:font-name="Atkinson Hyperlegible" fo:font-size="11pt" fo:language="es" fo:country="ES" fo:font-style="italic" fo:font-weight="bold" officeooo:rsid="002b36d6" officeooo:paragraph-rsid="0057beac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Standard">
      <style:text-properties style:font-name="Atkinson Hyperlegible" fo:font-size="11pt" fo:language="es" fo:country="ES" fo:font-style="italic" fo:font-weight="bold" officeooo:rsid="00195003" officeooo:paragraph-rsid="0057beac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Standard">
      <style:text-properties style:font-name="Atkinson Hyperlegible" fo:font-size="11pt" fo:language="es" fo:country="ES" fo:font-style="italic" fo:font-weight="bold" officeooo:rsid="00195003" officeooo:paragraph-rsid="0065c46a" style:font-size-asian="11pt" style:font-style-asian="italic" style:font-weight-asian="bold" style:font-size-complex="11pt" style:font-style-complex="italic" style:font-weight-complex="bold"/>
    </style:style>
    <style:style style:name="P69" style:family="paragraph" style:parent-style-name="Standard">
      <style:text-properties style:font-name="Atkinson Hyperlegible" fo:font-size="11pt" fo:language="es" fo:country="ES" fo:font-style="italic" fo:font-weight="bold" officeooo:rsid="0032b86e" officeooo:paragraph-rsid="0058ba25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Standard">
      <style:text-properties style:font-name="Atkinson Hyperlegible" fo:font-size="11pt" fo:language="es" fo:country="ES" fo:font-style="italic" fo:font-weight="bold" officeooo:rsid="001b18cf" officeooo:paragraph-rsid="0058ba25" style:font-size-asian="11pt" style:font-style-asian="italic" style:font-weight-asian="bold" style:font-size-complex="11pt" style:font-style-complex="italic" style:font-weight-complex="bold"/>
    </style:style>
    <style:style style:name="P71" style:family="paragraph" style:parent-style-name="Standard">
      <style:text-properties style:font-name="Atkinson Hyperlegible" fo:font-size="11pt" fo:language="es" fo:country="ES" fo:font-style="italic" fo:font-weight="bold" officeooo:rsid="001bbfa8" officeooo:paragraph-rsid="0058ba25" style:font-size-asian="11pt" style:font-style-asian="italic" style:font-weight-asian="bold" style:font-size-complex="11pt" style:font-style-complex="italic" style:font-weight-complex="bold"/>
    </style:style>
    <style:style style:name="P72" style:family="paragraph" style:parent-style-name="Standard">
      <style:text-properties style:font-name="Atkinson Hyperlegible" fo:font-size="11pt" fo:language="es" fo:country="ES" fo:font-style="italic" fo:font-weight="bold" officeooo:rsid="0033f1b8" officeooo:paragraph-rsid="0058ba25" style:font-size-asian="11pt" style:font-style-asian="italic" style:font-weight-asian="bold" style:font-size-complex="11pt" style:font-style-complex="italic" style:font-weight-complex="bold"/>
    </style:style>
    <style:style style:name="P73" style:family="paragraph" style:parent-style-name="Standard">
      <style:text-properties style:font-name="Atkinson Hyperlegible" fo:font-size="11pt" fo:language="es" fo:country="ES" fo:font-style="italic" fo:font-weight="bold" officeooo:rsid="001d56d5" officeooo:paragraph-rsid="0058ba25" style:font-size-asian="11pt" style:font-style-asian="italic" style:font-weight-asian="bold" style:font-size-complex="11pt" style:font-style-complex="italic" style:font-weight-complex="bold"/>
    </style:style>
    <style:style style:name="P74" style:family="paragraph" style:parent-style-name="Standard">
      <style:text-properties style:font-name="Atkinson Hyperlegible" fo:font-size="11pt" fo:language="es" fo:country="ES" fo:font-style="italic" fo:font-weight="bold" officeooo:rsid="0015615c" officeooo:paragraph-rsid="0056c755" style:font-size-asian="11pt" style:font-style-asian="italic" style:font-weight-asian="bold" style:font-size-complex="11pt" style:font-style-complex="italic" style:font-weight-complex="bold"/>
    </style:style>
    <style:style style:name="P75" style:family="paragraph" style:parent-style-name="Standard">
      <style:text-properties style:font-name="Atkinson Hyperlegible" fo:font-size="11pt" fo:language="es" fo:country="ES" fo:font-style="italic" fo:font-weight="bold" officeooo:rsid="002458e5" officeooo:paragraph-rsid="006499a0" style:font-size-asian="11pt" style:font-style-asian="italic" style:font-weight-asian="bold" style:font-size-complex="11pt" style:font-style-complex="italic" style:font-weight-complex="bold"/>
    </style:style>
    <style:style style:name="P76" style:family="paragraph" style:parent-style-name="Standard">
      <style:text-properties style:font-name="Atkinson Hyperlegible" fo:font-size="11pt" fo:language="es" fo:country="ES" fo:font-style="italic" fo:font-weight="bold" officeooo:rsid="002458e5" officeooo:paragraph-rsid="0065c46a" style:font-size-asian="11pt" style:font-style-asian="italic" style:font-weight-asian="bold" style:font-size-complex="11pt" style:font-style-complex="italic" style:font-weight-complex="bold"/>
    </style:style>
    <style:style style:name="P77" style:family="paragraph" style:parent-style-name="Standard">
      <style:text-properties style:font-name="Atkinson Hyperlegible" fo:font-size="11pt" fo:language="es" fo:country="ES" fo:font-style="italic" fo:font-weight="bold" officeooo:rsid="007e1e7e" officeooo:paragraph-rsid="007e1e7e" style:font-size-asian="11pt" style:font-style-asian="italic" style:font-weight-asian="bold" style:font-size-complex="11pt" style:font-style-complex="italic" style:font-weight-complex="bold"/>
    </style:style>
    <style:style style:name="P78" style:family="paragraph" style:parent-style-name="Standard">
      <style:text-properties style:font-name="Atkinson Hyperlegible" fo:font-size="11pt" fo:language="es" fo:country="ES" fo:font-style="italic" fo:font-weight="bold" officeooo:rsid="007f115b" officeooo:paragraph-rsid="007f115b" style:font-size-asian="11pt" style:font-style-asian="italic" style:font-weight-asian="bold" style:font-size-complex="11pt" style:font-style-complex="italic" style:font-weight-complex="bold"/>
    </style:style>
    <style:style style:name="P79" style:family="paragraph" style:parent-style-name="Standard">
      <style:text-properties style:font-name="Atkinson Hyperlegible" fo:font-size="11pt" fo:language="es" fo:country="ES" fo:font-style="italic" fo:font-weight="bold" officeooo:rsid="0080853a" officeooo:paragraph-rsid="0080853a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Standard">
      <style:text-properties style:font-name="Atkinson Hyperlegible" fo:font-size="11pt" fo:language="es" fo:country="ES" fo:font-style="italic" fo:font-weight="bold" officeooo:rsid="0083ff8c" officeooo:paragraph-rsid="0083ff8c" style:font-size-asian="11pt" style:font-style-asian="italic" style:font-weight-asian="bold" style:font-size-complex="11pt" style:font-style-complex="italic" style:font-weight-complex="bold"/>
    </style:style>
    <style:style style:name="P81" style:family="paragraph" style:parent-style-name="Standard">
      <style:text-properties style:font-name="Atkinson Hyperlegible" fo:font-size="11pt" fo:language="es" fo:country="ES" fo:font-weight="normal" officeooo:rsid="004f3495" officeooo:paragraph-rsid="00695eae" style:font-size-asian="11pt" style:font-weight-asian="normal" style:font-size-complex="11pt" style:font-weight-complex="normal"/>
    </style:style>
    <style:style style:name="P82" style:family="paragraph" style:parent-style-name="Standard">
      <style:text-properties style:font-name="Atkinson Hyperlegible" fo:font-size="11pt" fo:language="es" fo:country="ES" fo:font-weight="normal" officeooo:rsid="004e06bd" officeooo:paragraph-rsid="00695eae" style:font-size-asian="11pt" style:font-weight-asian="normal" style:font-size-complex="11pt" style:font-weight-complex="normal"/>
    </style:style>
    <style:style style:name="P83" style:family="paragraph" style:parent-style-name="Standard">
      <style:text-properties style:font-name="Atkinson Hyperlegible" fo:font-size="11pt" fo:language="es" fo:country="ES" fo:font-weight="normal" officeooo:rsid="00508fc0" officeooo:paragraph-rsid="00695eae" style:font-size-asian="11pt" style:font-weight-asian="normal" style:font-size-complex="11pt" style:font-weight-complex="normal"/>
    </style:style>
    <style:style style:name="P84" style:family="paragraph" style:parent-style-name="Standard">
      <style:text-properties style:font-name="Atkinson Hyperlegible" fo:font-size="11pt" fo:language="es" fo:country="ES" fo:font-weight="normal" officeooo:rsid="00695eae" officeooo:paragraph-rsid="00695eae" style:font-size-asian="11pt" style:font-weight-asian="normal" style:font-size-complex="11pt" style:font-weight-complex="normal"/>
    </style:style>
    <style:style style:name="P85" style:family="paragraph" style:parent-style-name="Standard">
      <style:text-properties style:font-name="Atkinson Hyperlegible" fo:font-size="11pt" officeooo:rsid="0018c804" officeooo:paragraph-rsid="0056c755" style:font-size-asian="11pt" style:font-size-complex="11pt"/>
    </style:style>
    <style:style style:name="P86" style:family="paragraph" style:parent-style-name="Standard">
      <style:text-properties style:font-name="Atkinson Hyperlegible" fo:font-size="11pt" officeooo:rsid="0016d019" officeooo:paragraph-rsid="006499a0" style:font-size-asian="11pt" style:font-size-complex="11pt"/>
    </style:style>
    <style:style style:name="P87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language="es" fo:country="ES" fo:font-weight="bold" officeooo:rsid="005b4cf5" officeooo:paragraph-rsid="005b4cf5" style:font-size-asian="11pt" style:font-weight-asian="bold" style:font-size-complex="11pt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language="es" fo:country="ES" fo:font-weight="bold" officeooo:rsid="005b4cf5" officeooo:paragraph-rsid="006499a0" style:font-size-asian="11pt" style:font-weight-asian="bold" style:font-size-complex="11pt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language="es" fo:country="ES" fo:font-weight="bold" officeooo:rsid="0065c46a" officeooo:paragraph-rsid="0065c46a" style:font-size-asian="11pt" style:font-weight-asian="bold" style:font-size-complex="11pt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language="es" fo:country="ES" fo:font-style="normal" fo:font-weight="bold" officeooo:rsid="005b4cf5" officeooo:paragraph-rsid="005b4cf5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language="es" fo:country="ES" fo:font-style="normal" fo:font-weight="bold" officeooo:rsid="005b4cf5" officeooo:paragraph-rsid="006499a0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font-weight="bold" officeooo:rsid="005b4cf5" officeooo:paragraph-rsid="005b4cf5" style:font-size-asian="11pt" style:font-weight-asian="bold" style:font-size-complex="11pt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808080" loext:opacity="100%" style:font-name="Atkinson Hyperlegible" fo:font-size="11pt" fo:font-weight="bold" officeooo:rsid="005b4cf5" officeooo:paragraph-rsid="006499a0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1pt" fo:font-weight="bold" officeooo:rsid="005b4cf5" officeooo:paragraph-rsid="005b4cf5" fo:background-color="#2a6099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1pt" fo:font-weight="bold" officeooo:rsid="005b4cf5" officeooo:paragraph-rsid="006499a0" fo:background-color="#2a6099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1pt" fo:font-weight="bold" officeooo:rsid="0057beac" officeooo:paragraph-rsid="0057beac" fo:background-color="#2a6099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1pt" fo:font-weight="bold" officeooo:rsid="0056c755" officeooo:paragraph-rsid="0056c755" fo:background-color="#2a6099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1pt" fo:font-weight="bold" officeooo:rsid="0056c755" officeooo:paragraph-rsid="006499a0" fo:background-color="#2a6099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1pt" fo:font-weight="bold" officeooo:rsid="00695eae" officeooo:paragraph-rsid="00695eae" fo:background-color="#2a6099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style:font-name="Atkinson Hyperlegible" fo:font-size="11pt" style:font-size-asian="11pt" style:font-size-complex="11pt"/>
    </style:style>
    <style:style style:name="P101" style:family="paragraph" style:parent-style-name="Table_20_Contents">
      <style:text-properties style:font-name="Atkinson Hyperlegible" fo:font-size="11pt" fo:font-style="italic" fo:font-weight="bold" officeooo:rsid="007d15cb" officeooo:paragraph-rsid="007d15cb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Table_20_Contents">
      <style:text-properties style:font-name="Atkinson Hyperlegible" fo:font-size="11pt" fo:font-style="italic" fo:font-weight="bold" officeooo:rsid="007f115b" officeooo:paragraph-rsid="007f115b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808080" loext:opacity="100%" style:font-name="Atkinson Hyperlegible" fo:font-size="11pt" fo:font-weight="bold" officeooo:rsid="00695eae" officeooo:paragraph-rsid="00695eae" style:font-size-asian="11pt" style:font-weight-asian="bold" style:font-size-complex="11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808080" loext:opacity="100%" style:font-name="Atkinson Hyperlegible" fo:font-size="11pt" fo:font-weight="bold" officeooo:rsid="006cb60e" officeooo:paragraph-rsid="006cb60e" style:font-size-asian="11pt" style:font-weight-asian="bold" style:font-size-complex="11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808080" loext:opacity="100%" style:font-name="Atkinson Hyperlegible" fo:font-size="11pt" fo:font-weight="bold" officeooo:rsid="0075e3ba" officeooo:paragraph-rsid="0075e3ba" style:font-size-asian="11pt" style:font-weight-asian="bold" style:font-size-complex="11pt" style:font-weight-complex="bold"/>
    </style:style>
    <style:style style:name="P106" style:family="paragraph" style:parent-style-name="Standard" style:list-style-name="L1">
      <style:text-properties style:font-name="Atkinson Hyperlegible" fo:font-size="11pt" fo:language="es" fo:country="ES" fo:font-style="italic" fo:font-weight="normal" officeooo:rsid="0028730a" officeooo:paragraph-rsid="0028730a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Standard" style:list-style-name="L1">
      <style:text-properties style:font-name="Atkinson Hyperlegible" fo:font-size="11pt" fo:language="es" fo:country="ES" fo:font-style="italic" fo:font-weight="normal" officeooo:rsid="0028730a" officeooo:paragraph-rsid="003b1f8d" style:font-size-asian="11pt" style:font-style-asian="italic" style:font-weight-asian="normal" style:font-size-complex="11pt" style:font-style-complex="italic" style:font-weight-complex="normal"/>
    </style:style>
    <style:style style:name="P108" style:family="paragraph" style:parent-style-name="Standard" style:list-style-name="L4">
      <style:text-properties style:font-name="Atkinson Hyperlegible" fo:font-size="11pt" fo:language="es" fo:country="ES" fo:font-style="italic" officeooo:rsid="0034bf26" officeooo:paragraph-rsid="0034bf26" style:font-size-asian="11pt" style:font-style-asian="italic" style:font-size-complex="11pt" style:font-style-complex="italic"/>
    </style:style>
    <style:style style:name="P109" style:family="paragraph" style:parent-style-name="Standard" style:list-style-name="L9">
      <style:text-properties style:font-name="Atkinson Hyperlegible" fo:font-size="11pt" fo:language="es" fo:country="ES" fo:font-style="italic" officeooo:rsid="004969ea" officeooo:paragraph-rsid="004969ea" style:font-size-asian="11pt" style:font-style-asian="italic" style:font-size-complex="11pt" style:font-style-complex="italic"/>
    </style:style>
    <style:style style:name="P110" style:family="paragraph" style:parent-style-name="Standard" style:list-style-name="L9">
      <style:text-properties style:font-name="Atkinson Hyperlegible" fo:font-size="11pt" fo:language="es" fo:country="ES" fo:font-style="italic" officeooo:rsid="004a8041" officeooo:paragraph-rsid="004a8041" style:font-size-asian="11pt" style:font-style-asian="italic" style:font-size-complex="11pt" style:font-style-complex="italic"/>
    </style:style>
    <style:style style:name="P111" style:family="paragraph" style:parent-style-name="Standard" style:list-style-name="L9">
      <style:text-properties style:font-name="Atkinson Hyperlegible" fo:font-size="11pt" fo:language="es" fo:country="ES" fo:font-style="italic" officeooo:rsid="004c4a0f" officeooo:paragraph-rsid="004c4a0f" style:font-size-asian="11pt" style:font-style-asian="italic" style:font-size-complex="11pt" style:font-style-complex="italic"/>
    </style:style>
    <style:style style:name="P112" style:family="paragraph" style:parent-style-name="Standard">
      <style:text-properties style:font-name="Atkinson Hyperlegible" fo:font-size="11pt" fo:language="es" fo:country="ES" fo:font-style="italic" fo:font-weight="bold" officeooo:rsid="00299d2b" officeooo:paragraph-rsid="006499a0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Standard">
      <style:text-properties style:font-name="Atkinson Hyperlegible" fo:font-size="11pt" fo:language="es" fo:country="ES" fo:font-style="italic" fo:font-weight="bold" officeooo:rsid="003cfbe2" officeooo:paragraph-rsid="006499a0" style:font-size-asian="11pt" style:font-style-asian="italic" style:font-weight-asian="bold" style:font-size-complex="11pt" style:font-style-complex="italic" style:font-weight-complex="bold"/>
    </style:style>
    <style:style style:name="P114" style:family="paragraph" style:parent-style-name="Standard">
      <style:text-properties style:font-name="Atkinson Hyperlegible" fo:font-size="11pt" fo:language="es" fo:country="ES" fo:font-style="italic" fo:font-weight="bold" officeooo:rsid="002458e5" officeooo:paragraph-rsid="006499a0" style:font-size-asian="11pt" style:font-style-asian="italic" style:font-weight-asian="bold" style:font-size-complex="11pt" style:font-style-complex="italic" style:font-weight-complex="bold"/>
    </style:style>
    <style:style style:name="P115" style:family="paragraph" style:parent-style-name="Standard">
      <style:text-properties style:font-name="Atkinson Hyperlegible" fo:font-size="11pt" fo:language="es" fo:country="ES" fo:font-style="italic" fo:font-weight="bold" officeooo:rsid="00195003" officeooo:paragraph-rsid="0065c46a" style:font-size-asian="11pt" style:font-style-asian="italic" style:font-weight-asian="bold" style:font-size-complex="11pt" style:font-style-complex="italic" style:font-weight-complex="bold"/>
    </style:style>
    <style:style style:name="P116" style:family="paragraph" style:parent-style-name="Standard">
      <style:text-properties style:font-name="Atkinson Hyperlegible" fo:font-size="11pt" fo:language="es" fo:country="ES" fo:font-style="italic" fo:font-weight="bold" officeooo:rsid="004f3495" officeooo:paragraph-rsid="00695eae" style:font-size-asian="11pt" style:font-style-asian="italic" style:font-weight-asian="bold" style:font-size-complex="11pt" style:font-style-complex="italic" style:font-weight-complex="bold"/>
    </style:style>
    <style:style style:name="P117" style:family="paragraph" style:parent-style-name="Standard" style:list-style-name="L3">
      <style:text-properties style:font-name="Atkinson Hyperlegible" fo:font-size="11pt" fo:language="es" fo:country="ES" fo:font-weight="normal" officeooo:rsid="002e7dcd" officeooo:paragraph-rsid="002e7dcd" style:font-size-asian="11pt" style:font-weight-asian="normal" style:font-size-complex="11pt" style:font-weight-complex="normal"/>
    </style:style>
    <style:style style:name="P118" style:family="paragraph" style:parent-style-name="Standard" style:list-style-name="L5">
      <style:text-properties style:font-name="Atkinson Hyperlegible" fo:font-size="11pt" fo:language="es" fo:country="ES" officeooo:rsid="001e96c9" officeooo:paragraph-rsid="001e96c9" style:font-size-asian="11pt" style:font-size-complex="11pt"/>
    </style:style>
    <style:style style:name="P119" style:family="paragraph" style:parent-style-name="Standard">
      <style:text-properties style:font-name="Atkinson Hyperlegible" fo:font-size="11pt" fo:language="es" fo:country="ES" officeooo:rsid="001e96c9" officeooo:paragraph-rsid="001e96c9" style:font-size-asian="11pt" style:font-size-complex="11pt"/>
    </style:style>
    <style:style style:name="P120" style:family="paragraph" style:parent-style-name="Standard">
      <style:text-properties style:font-name="Atkinson Hyperlegible" fo:font-size="11pt" fo:language="es" fo:country="ES" officeooo:rsid="001e96c9" officeooo:paragraph-rsid="008b87a5" style:font-size-asian="11pt" style:font-size-complex="11pt"/>
    </style:style>
    <style:style style:name="P121" style:family="paragraph" style:parent-style-name="Standard" style:list-style-name="L6">
      <style:text-properties style:font-name="Atkinson Hyperlegible" fo:font-size="11pt" fo:language="es" fo:country="ES" officeooo:rsid="0024d401" officeooo:paragraph-rsid="0024d401" style:font-size-asian="11pt" style:font-size-complex="11pt"/>
    </style:style>
    <style:style style:name="P122" style:family="paragraph" style:parent-style-name="Standard" style:list-style-name="L6">
      <style:text-properties style:font-name="Atkinson Hyperlegible" fo:font-size="11pt" fo:language="es" fo:country="ES" officeooo:rsid="0024d401" officeooo:paragraph-rsid="0082bd66" style:font-size-asian="11pt" style:font-size-complex="11pt"/>
    </style:style>
    <style:style style:name="P123" style:family="paragraph" style:parent-style-name="Standard" style:list-style-name="L7">
      <style:text-properties style:font-name="Atkinson Hyperlegible" fo:font-size="11pt" fo:language="es" fo:country="ES" officeooo:rsid="0024d401" officeooo:paragraph-rsid="0024d401" style:font-size-asian="11pt" style:font-size-complex="11pt"/>
    </style:style>
    <style:style style:name="P124" style:family="paragraph" style:parent-style-name="Standard">
      <style:paragraph-properties fo:text-align="center" style:justify-single-word="false"/>
      <style:text-properties style:font-name="Atkinson Hyperlegible" fo:font-size="11pt" fo:language="es" fo:country="ES" officeooo:rsid="00138cbf" officeooo:paragraph-rsid="008b87a5" style:font-size-asian="11pt" style:font-size-complex="11pt"/>
    </style:style>
    <style:style style:name="P125" style:family="paragraph" style:parent-style-name="Standard">
      <style:paragraph-properties fo:text-align="center" style:justify-single-word="false"/>
      <style:text-properties style:font-name="Atkinson Hyperlegible" fo:font-size="11pt" fo:language="es" fo:country="ES" officeooo:rsid="00138cbf" officeooo:paragraph-rsid="008d4f3e" style:font-size-asian="11pt" style:font-size-complex="11pt"/>
    </style:style>
    <style:style style:name="P126" style:family="paragraph" style:parent-style-name="Standard">
      <style:text-properties style:font-name="Atkinson Hyperlegible" fo:font-size="11pt" fo:language="es" fo:country="ES" fo:font-style="normal" fo:font-weight="normal" officeooo:rsid="00520033" officeooo:paragraph-rsid="00695eae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 style:list-style-name="L1">
      <style:text-properties style:font-name="Atkinson Hyperlegible" fo:font-size="11pt" fo:font-style="italic" fo:font-weight="normal" officeooo:paragraph-rsid="0028730a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Standard" style:list-style-name="L1">
      <style:text-properties style:font-name="Atkinson Hyperlegible" fo:font-size="11pt" fo:font-style="italic" fo:font-weight="normal" officeooo:paragraph-rsid="003b1f8d" style:font-size-asian="11pt" style:font-style-asian="italic" style:font-weight-asian="normal" style:font-size-complex="11pt" style:font-style-complex="italic" style:font-weight-complex="normal"/>
    </style:style>
    <style:style style:name="P129" style:family="paragraph" style:parent-style-name="Standard" style:list-style-name="L2">
      <style:text-properties style:font-name="Atkinson Hyperlegible" fo:font-size="11pt" officeooo:paragraph-rsid="00138cbf" style:font-size-asian="11pt" style:font-size-complex="11pt"/>
    </style:style>
    <style:style style:name="P130" style:family="paragraph" style:parent-style-name="Standard">
      <style:paragraph-properties fo:text-align="center" style:justify-single-word="false"/>
      <style:text-properties style:font-name="Atkinson Hyperlegible" fo:language="es" fo:country="ES" officeooo:rsid="00138cbf" officeooo:paragraph-rsid="00138cbf"/>
    </style:style>
    <style:style style:name="P131" style:family="paragraph" style:parent-style-name="Standard">
      <style:text-properties style:font-name="Atkinson Hyperlegible" fo:language="es" fo:country="ES" officeooo:rsid="0024d401" officeooo:paragraph-rsid="008d4f3e"/>
    </style:style>
    <style:style style:name="P132" style:family="paragraph" style:parent-style-name="Standard" style:list-style-name="L8">
      <style:text-properties fo:font-size="11pt" officeooo:paragraph-rsid="00474922" style:font-size-asian="11pt" style:font-size-complex="11pt"/>
    </style:style>
    <style:style style:name="P133" style:family="paragraph" style:parent-style-name="Standard" style:list-style-name="L9">
      <style:text-properties style:use-window-font-color="true" loext:opacity="0%" style:font-name="Atkinson Hyperlegible" fo:font-size="11pt" fo:font-style="italic" officeooo:paragraph-rsid="004969ea" style:font-size-asian="11pt" style:font-style-asian="italic" style:font-size-complex="11pt" style:font-style-complex="italic"/>
    </style:style>
    <style:style style:name="P134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language="es" fo:country="ES" fo:font-weight="bold" officeooo:rsid="00138cbf" officeooo:paragraph-rsid="008a2192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language="es" fo:country="ES" fo:font-weight="bold" officeooo:rsid="00138cbf" officeooo:paragraph-rsid="008b87a5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language="es" fo:country="ES" fo:font-weight="bold" officeooo:rsid="00138cbf" officeooo:paragraph-rsid="008d4f3e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Atkinson Hyperlegible" fo:font-size="14pt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style:font-name="Atkinson Hyperlegible" fo:font-size="14pt" officeooo:paragraph-rsid="008b87a5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Atkinson Hyperlegible" fo:font-size="14pt" officeooo:paragraph-rsid="008d4f3e" style:font-size-asian="14pt" style:font-size-complex="14pt"/>
    </style:style>
    <style:style style:name="P140" style:family="paragraph" style:parent-style-name="Table_20_Contents">
      <style:paragraph-properties fo:text-align="end" style:justify-single-word="false"/>
      <style:text-properties style:font-name="Atkinson Hyperlegible" fo:font-size="11pt" fo:font-weight="bold" officeooo:rsid="008a2192" officeooo:paragraph-rsid="008a2192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style:font-name="Atkinson Hyperlegible" fo:font-size="11pt" fo:font-weight="bold" officeooo:rsid="008b87a5" officeooo:paragraph-rsid="008b87a5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style:font-name="Atkinson Hyperlegible" fo:font-size="11pt" fo:font-weight="bold" officeooo:rsid="008d4f3e" officeooo:paragraph-rsid="008d4f3e" style:font-size-asian="11pt" style:font-weight-asian="bold" style:font-size-complex="11pt" style:font-weight-complex="bold"/>
    </style:style>
    <style:style style:name="T1" style:family="text">
      <style:text-properties officeooo:rsid="0015615c"/>
    </style:style>
    <style:style style:name="T2" style:family="text">
      <style:text-properties officeooo:rsid="0018c804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8c804"/>
    </style:style>
    <style:style style:name="T5" style:family="text">
      <style:text-properties fo:language="es" fo:country="ES" officeooo:rsid="0020a0f1"/>
    </style:style>
    <style:style style:name="T6" style:family="text">
      <style:text-properties fo:language="es" fo:country="ES" officeooo:rsid="0028730a"/>
    </style:style>
    <style:style style:name="T7" style:family="text">
      <style:text-properties fo:language="es" fo:country="ES" officeooo:rsid="00138cbf"/>
    </style:style>
    <style:style style:name="T8" style:family="text">
      <style:text-properties fo:language="es" fo:country="ES" fo:font-style="italic" fo:font-weight="bold" officeooo:rsid="0028730a" style:font-style-asian="italic" style:font-weight-asian="bold" style:font-style-complex="italic" style:font-weight-complex="bold"/>
    </style:style>
    <style:style style:name="T9" style:family="text">
      <style:text-properties fo:language="es" fo:country="ES" fo:font-style="italic" fo:font-weight="bold" officeooo:rsid="007d15cb" style:font-style-asian="italic" style:font-weight-asian="bold" style:font-style-complex="italic" style:font-weight-complex="bold"/>
    </style:style>
    <style:style style:name="T10" style:family="text">
      <style:text-properties fo:language="es" fo:country="ES" fo:font-weight="bold" officeooo:rsid="0028730a" style:font-weight-asian="bold" style:font-weight-complex="bold"/>
    </style:style>
    <style:style style:name="T11" style:family="text">
      <style:text-properties fo:language="es" fo:country="ES" fo:font-weight="bold" officeooo:rsid="0034bf26" style:font-weight-asian="bold" style:font-weight-complex="bold"/>
    </style:style>
    <style:style style:name="T12" style:family="text">
      <style:text-properties fo:language="es" fo:country="ES" officeooo:rsid="004969ea"/>
    </style:style>
    <style:style style:name="T13" style:family="text">
      <style:text-properties officeooo:rsid="001927b1"/>
    </style:style>
    <style:style style:name="T14" style:family="text">
      <style:text-properties officeooo:rsid="0019500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615c" style:font-weight-asian="bold" style:font-weight-complex="bold"/>
    </style:style>
    <style:style style:name="T17" style:family="text">
      <style:text-properties fo:font-weight="bold" officeooo:rsid="00202fff" style:font-weight-asian="bold" style:font-weight-complex="bold"/>
    </style:style>
    <style:style style:name="T18" style:family="text">
      <style:text-properties fo:font-weight="bold" officeooo:rsid="0025f514" style:font-weight-asian="bold" style:font-weight-complex="bold"/>
    </style:style>
    <style:style style:name="T19" style:family="text">
      <style:text-properties fo:font-weight="bold" officeooo:rsid="00299d2b" style:font-weight-asian="bold" style:font-weight-complex="bold"/>
    </style:style>
    <style:style style:name="T20" style:family="text">
      <style:text-properties fo:font-weight="bold" officeooo:rsid="003eb2e4" style:font-weight-asian="bold" style:font-weight-complex="bold"/>
    </style:style>
    <style:style style:name="T21" style:family="text">
      <style:text-properties fo:font-weight="bold" officeooo:rsid="0042df87" style:font-weight-asian="bold" style:font-weight-complex="bold"/>
    </style:style>
    <style:style style:name="T22" style:family="text">
      <style:text-properties fo:font-weight="bold" officeooo:rsid="00430422" style:font-weight-asian="bold" style:font-weight-complex="bold"/>
    </style:style>
    <style:style style:name="T23" style:family="text">
      <style:text-properties officeooo:rsid="00202fff"/>
    </style:style>
    <style:style style:name="T24" style:family="text">
      <style:text-properties officeooo:rsid="0020a0f1"/>
    </style:style>
    <style:style style:name="T25" style:family="text">
      <style:text-properties officeooo:rsid="0022f9ed"/>
    </style:style>
    <style:style style:name="T26" style:family="text">
      <style:text-properties officeooo:rsid="002458e5"/>
    </style:style>
    <style:style style:name="T27" style:family="text">
      <style:text-properties officeooo:rsid="00250280"/>
    </style:style>
    <style:style style:name="T28" style:family="text">
      <style:text-properties fo:font-style="italic" fo:font-weight="bold" officeooo:rsid="00299d2b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6acdb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80a22c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81c2f1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83f6a3" style:font-style-asian="italic" style:font-weight-asian="bold" style:font-style-complex="italic" style:font-weight-complex="bol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8c804" style:font-style-asian="normal" style:font-style-complex="normal"/>
    </style:style>
    <style:style style:name="T35" style:family="text">
      <style:text-properties fo:font-style="normal" officeooo:rsid="002f6d86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bbfa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99d2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8c804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6d8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5e7837" style:font-style-asian="normal" style:font-weight-asian="normal" style:font-style-complex="normal" style:font-weight-complex="normal"/>
    </style:style>
    <style:style style:name="T42" style:family="text">
      <style:text-properties officeooo:rsid="00299d2b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Atkinson Hyperlegible" fo:language="es" fo:country="ES" fo:font-style="italic" fo:font-weight="bold" officeooo:rsid="0042df87" style:font-style-asian="italic" style:font-weight-asian="bold" style:font-style-complex="italic" style:font-weight-complex="bold"/>
    </style:style>
    <style:style style:name="T45" style:family="text">
      <style:text-properties style:font-name="Atkinson Hyperlegible" fo:language="es" fo:country="ES" fo:font-weight="normal" officeooo:rsid="0015615c" style:font-weight-asian="normal" style:font-weight-complex="normal"/>
    </style:style>
    <style:style style:name="T46" style:family="text">
      <style:text-properties style:font-name="Atkinson Hyperlegible" fo:language="es" fo:country="ES" fo:font-weight="normal" officeooo:rsid="00474922" style:font-weight-asian="normal" style:font-weight-complex="normal"/>
    </style:style>
    <style:style style:name="T47" style:family="text">
      <style:text-properties officeooo:rsid="002e7dcd"/>
    </style:style>
    <style:style style:name="T48" style:family="text">
      <style:text-properties officeooo:rsid="001bbfa8"/>
    </style:style>
    <style:style style:name="T49" style:family="text">
      <style:text-properties officeooo:rsid="0034bf26"/>
    </style:style>
    <style:style style:name="T50" style:family="text">
      <style:text-properties officeooo:rsid="0036b8aa"/>
    </style:style>
    <style:style style:name="T51" style:family="text">
      <style:text-properties fo:font-size="11pt" fo:language="es" fo:country="ES" style:font-size-asian="11pt" style:font-size-complex="11pt"/>
    </style:style>
    <style:style style:name="T52" style:family="text">
      <style:text-properties fo:font-size="11pt" fo:language="es" fo:country="ES" officeooo:rsid="0042df87" style:font-size-asian="11pt" style:font-size-complex="11pt"/>
    </style:style>
    <style:style style:name="T53" style:family="text">
      <style:text-properties fo:font-size="11pt" fo:language="es" fo:country="ES" fo:font-weight="normal" style:font-size-asian="11pt" style:font-weight-asian="normal" style:font-size-complex="11pt" style:font-weight-complex="normal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14pt" fo:font-weight="bold" officeooo:rsid="00202fff" style:font-size-asian="14pt" style:font-weight-asian="bold" style:font-size-complex="14pt" style:font-weight-complex="bold"/>
    </style:style>
    <style:style style:name="T56" style:family="text">
      <style:text-properties officeooo:rsid="003eb2e4"/>
    </style:style>
    <style:style style:name="T57" style:family="text">
      <style:text-properties officeooo:rsid="003ec0c0"/>
    </style:style>
    <style:style style:name="T58" style:family="text">
      <style:text-properties officeooo:rsid="0041e4e4"/>
    </style:style>
    <style:style style:name="T59" style:family="text">
      <style:text-properties officeooo:rsid="0042df87"/>
    </style:style>
    <style:style style:name="T60" style:family="text">
      <style:text-properties officeooo:rsid="00430422"/>
    </style:style>
    <style:style style:name="T61" style:family="text">
      <style:text-properties officeooo:rsid="0025f514"/>
    </style:style>
    <style:style style:name="T62" style:family="text">
      <style:text-properties officeooo:rsid="004f3495"/>
    </style:style>
    <style:style style:name="T63" style:family="text">
      <style:text-properties fo:font-size="8pt" officeooo:rsid="0015615c" style:font-size-asian="8pt" style:font-size-complex="8pt"/>
    </style:style>
    <style:style style:name="T64" style:family="text">
      <style:text-properties fo:color="#ff0000" loext:opacity="100%" fo:font-size="8pt" style:font-size-asian="8pt" style:font-size-complex="8pt"/>
    </style:style>
    <style:style style:name="T65" style:family="text">
      <style:text-properties fo:color="#ff0000" loext:opacity="100%" fo:font-size="8pt" officeooo:rsid="0018c804" style:font-size-asian="8pt" style:font-size-complex="8pt"/>
    </style:style>
    <style:style style:name="T66" style:family="text">
      <style:text-properties fo:color="#ff0000" loext:opacity="100%" fo:font-size="8pt" officeooo:rsid="0015615c" style:font-size-asian="8pt" style:font-size-complex="8pt"/>
    </style:style>
    <style:style style:name="T67" style:family="text">
      <style:text-properties fo:color="#ff0000" loext:opacity="100%" fo:font-size="8pt" officeooo:rsid="001bbfa8" style:font-size-asian="8pt" style:font-size-complex="8pt"/>
    </style:style>
    <style:style style:name="T68" style:family="text">
      <style:text-properties fo:color="#ff0000" loext:opacity="100%" fo:font-size="8pt" officeooo:rsid="001b18cf" style:font-size-asian="8pt" style:font-size-complex="8pt"/>
    </style:style>
    <style:style style:name="T69" style:family="text">
      <style:text-properties fo:color="#ff0000" loext:opacity="100%" fo:font-size="8pt" officeooo:rsid="002f6d86" style:font-size-asian="8pt" style:font-size-complex="8pt"/>
    </style:style>
    <style:style style:name="T70" style:family="text">
      <style:text-properties fo:color="#ff0000" loext:opacity="100%" fo:font-size="8pt" officeooo:rsid="007ba849" style:font-size-asian="8pt" style:font-size-complex="8pt"/>
    </style:style>
    <style:style style:name="T71" style:family="text">
      <style:text-properties fo:color="#ff0000" loext:opacity="100%" fo:font-size="8pt" fo:font-style="italic" style:font-size-asian="8pt" style:font-style-asian="italic" style:font-size-complex="8pt" style:font-style-complex="italic"/>
    </style:style>
    <style:style style:name="T72" style:family="text">
      <style:text-properties fo:color="#ff0000" loext:opacity="100%" fo:font-size="8pt" fo:font-style="italic" officeooo:rsid="0015615c" style:font-size-asian="8pt" style:font-style-asian="italic" style:font-size-complex="8pt" style:font-style-complex="italic"/>
    </style:style>
    <style:style style:name="T73" style:family="text">
      <style:text-properties fo:color="#ff0000" loext:opacity="100%" fo:font-size="8pt" fo:font-style="italic" officeooo:rsid="002f6d86" style:font-size-asian="8pt" style:font-style-asian="italic" style:font-size-complex="8pt" style:font-style-complex="italic"/>
    </style:style>
    <style:style style:name="T74" style:family="text">
      <style:text-properties fo:color="#ff0000" loext:opacity="100%" fo:font-size="8pt" fo:font-style="italic" officeooo:rsid="00195003" style:font-size-asian="8pt" style:font-style-asian="italic" style:font-size-complex="8pt" style:font-style-complex="italic"/>
    </style:style>
    <style:style style:name="T75" style:family="text">
      <style:text-properties fo:color="#ff0000" loext:opacity="100%" fo:font-size="8pt" fo:font-style="italic" officeooo:rsid="001b18cf" style:font-size-asian="8pt" style:font-style-asian="italic" style:font-size-complex="8pt" style:font-style-complex="italic"/>
    </style:style>
    <style:style style:name="T76" style:family="text">
      <style:text-properties fo:color="#ff0000" loext:opacity="100%" fo:font-size="8pt" fo:font-style="italic" officeooo:rsid="00202fff" style:font-size-asian="8pt" style:font-style-asian="italic" style:font-size-complex="8pt" style:font-style-complex="italic"/>
    </style:style>
    <style:style style:name="T77" style:family="text">
      <style:text-properties fo:color="#ff0000" loext:opacity="100%" fo:font-size="8pt" fo:font-style="italic" officeooo:rsid="002458e5" style:font-size-asian="8pt" style:font-style-asian="italic" style:font-size-complex="8pt" style:font-style-complex="italic"/>
    </style:style>
    <style:style style:name="T78" style:family="text">
      <style:text-properties fo:color="#ff0000" loext:opacity="100%" fo:font-size="8pt" fo:font-style="italic" officeooo:rsid="0024d401" style:font-size-asian="8pt" style:font-style-asian="italic" style:font-size-complex="8pt" style:font-style-complex="italic"/>
    </style:style>
    <style:style style:name="T79" style:family="text">
      <style:text-properties fo:color="#ff0000" loext:opacity="100%" fo:font-size="8pt" fo:font-style="italic" officeooo:rsid="0042df87" style:font-size-asian="8pt" style:font-style-asian="italic" style:font-size-complex="8pt" style:font-style-complex="italic"/>
    </style:style>
    <style:style style:name="T80" style:family="text">
      <style:text-properties fo:color="#ff0000" loext:opacity="100%" fo:font-size="8pt" fo:font-style="italic" officeooo:rsid="007b4ed7" style:font-size-asian="8pt" style:font-style-asian="italic" style:font-size-complex="8pt" style:font-style-complex="italic"/>
    </style:style>
    <style:style style:name="T81" style:family="text">
      <style:text-properties fo:color="#ff0000" loext:opacity="100%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82" style:family="text">
      <style:text-properties fo:color="#ff0000" loext:opacity="100%" fo:font-size="8pt" fo:font-style="italic" fo:font-weight="normal" officeooo:rsid="0015615c" style:font-size-asian="8pt" style:font-style-asian="italic" style:font-weight-asian="normal" style:font-size-complex="8pt" style:font-style-complex="italic" style:font-weight-complex="normal"/>
    </style:style>
    <style:style style:name="T83" style:family="text">
      <style:text-properties fo:color="#ff0000" loext:opacity="100%" fo:font-size="8pt" fo:font-style="italic" fo:font-weight="normal" officeooo:rsid="002f6d86" style:font-size-asian="8pt" style:font-style-asian="italic" style:font-weight-asian="normal" style:font-size-complex="8pt" style:font-style-complex="italic" style:font-weight-complex="normal"/>
    </style:style>
    <style:style style:name="T84" style:family="text">
      <style:text-properties fo:color="#ff0000" loext:opacity="100%" fo:font-size="8pt" fo:font-style="italic" fo:font-weight="normal" officeooo:rsid="00195003" style:font-size-asian="8pt" style:font-style-asian="italic" style:font-weight-asian="normal" style:font-size-complex="8pt" style:font-style-complex="italic" style:font-weight-complex="normal"/>
    </style:style>
    <style:style style:name="T85" style:family="text">
      <style:text-properties fo:color="#ff0000" loext:opacity="100%" fo:font-size="8pt" fo:font-style="italic" fo:font-weight="normal" officeooo:rsid="003ec0c0" style:font-size-asian="8pt" style:font-style-asian="italic" style:font-weight-asian="normal" style:font-size-complex="8pt" style:font-style-complex="italic" style:font-weight-complex="normal"/>
    </style:style>
    <style:style style:name="T86" style:family="text">
      <style:text-properties fo:color="#ff0000" loext:opacity="100%" fo:font-size="8pt" fo:font-style="italic" fo:font-weight="normal" officeooo:rsid="007054d1" style:font-size-asian="8pt" style:font-style-asian="italic" style:font-weight-asian="normal" style:font-size-complex="8pt" style:font-style-complex="italic" style:font-weight-complex="normal"/>
    </style:style>
    <style:style style:name="T87" style:family="text">
      <style:text-properties fo:color="#ff0000" loext:opacity="100%" fo:font-size="8pt" fo:font-style="normal" officeooo:rsid="002f6d86" style:font-size-asian="8pt" style:font-style-asian="normal" style:font-size-complex="8pt" style:font-style-complex="normal"/>
    </style:style>
    <style:style style:name="T88" style:family="text">
      <style:text-properties fo:color="#ff0000" loext:opacity="100%" fo:font-size="8pt" fo:font-style="normal" fo:font-weight="normal" officeooo:rsid="002f6d86" style:font-size-asian="8pt" style:font-style-asian="normal" style:font-weight-asian="normal" style:font-size-complex="8pt" style:font-style-complex="normal" style:font-weight-complex="normal"/>
    </style:style>
    <style:style style:name="T89" style:family="text">
      <style:text-properties fo:color="#ff0000" loext:opacity="100%" fo:font-size="8pt" fo:language="es" fo:country="ES" style:font-size-asian="8pt" style:font-size-complex="8pt"/>
    </style:style>
    <style:style style:name="T90" style:family="text">
      <style:text-properties fo:color="#ff0000" loext:opacity="100%" fo:font-size="8pt" fo:language="es" fo:country="ES" officeooo:rsid="0015615c" style:font-size-asian="8pt" style:font-size-complex="8pt"/>
    </style:style>
    <style:style style:name="T91" style:family="text">
      <style:text-properties fo:color="#ff0000" loext:opacity="100%" fo:font-size="8pt" fo:language="es" fo:country="ES" officeooo:rsid="00138cbf" style:font-size-asian="8pt" style:font-size-complex="8pt"/>
    </style:style>
    <style:style style:name="T92" style:family="text">
      <style:text-properties fo:color="#ff0000" loext:opacity="100%" fo:font-size="8pt" fo:language="es" fo:country="ES" fo:font-style="italic" officeooo:rsid="0015615c" style:font-size-asian="8pt" style:font-style-asian="italic" style:font-size-complex="8pt" style:font-style-complex="italic"/>
    </style:style>
    <style:style style:name="T93" style:family="text">
      <style:text-properties fo:color="#ff0000" loext:opacity="100%" fo:font-size="8pt" fo:language="es" fo:country="ES" fo:font-style="italic" fo:font-weight="normal" officeooo:rsid="002f6d86" style:font-size-asian="8pt" style:font-style-asian="italic" style:font-weight-asian="normal" style:font-size-complex="8pt" style:font-style-complex="italic" style:font-weight-complex="normal"/>
    </style:style>
    <style:style style:name="T94" style:family="text">
      <style:text-properties fo:color="#ff0000" loext:opacity="100%" style:font-name="Atkinson Hyperlegible" fo:font-size="8pt" fo:language="es" fo:country="ES" fo:font-style="italic" fo:font-weight="normal" officeooo:rsid="0015615c" style:font-size-asian="8pt" style:font-style-asian="italic" style:font-weight-asian="normal" style:font-size-complex="8pt" style:font-style-complex="italic" style:font-weight-complex="normal"/>
    </style:style>
    <style:style style:name="T95" style:family="text">
      <style:text-properties fo:color="#ff0000" loext:opacity="100%" style:font-name="Atkinson Hyperlegible" fo:font-size="8pt" fo:language="es" fo:country="ES" fo:font-style="italic" fo:font-weight="normal" officeooo:rsid="0024d401" style:font-size-asian="8pt" style:font-style-asian="italic" style:font-weight-asian="normal" style:font-size-complex="8pt" style:font-style-complex="italic" style:font-weight-complex="normal"/>
    </style:style>
    <style:style style:name="T96" style:family="text">
      <style:text-properties fo:color="#ff0000" loext:opacity="100%" style:font-name="Atkinson Hyperlegible" fo:font-size="8pt" fo:language="es" fo:country="ES" fo:font-style="italic" fo:font-weight="normal" officeooo:rsid="00250280" style:font-size-asian="8pt" style:font-style-asian="italic" style:font-weight-asian="normal" style:font-size-complex="8pt" style:font-style-complex="italic" style:font-weight-complex="normal"/>
    </style:style>
    <style:style style:name="T97" style:family="text">
      <style:text-properties fo:color="#ff0000" loext:opacity="100%" style:font-name="Atkinson Hyperlegible" fo:font-size="8pt" fo:language="es" fo:country="ES" fo:font-style="italic" fo:font-weight="normal" officeooo:rsid="00195003" style:font-size-asian="8pt" style:font-style-asian="italic" style:font-weight-asian="normal" style:font-size-complex="8pt" style:font-style-complex="italic" style:font-weight-complex="normal"/>
    </style:style>
    <style:style style:name="T98" style:family="text">
      <style:text-properties officeooo:rsid="005d067c"/>
    </style:style>
    <style:style style:name="T99" style:family="text">
      <style:text-properties officeooo:rsid="005e7837"/>
    </style:style>
    <style:style style:name="T100" style:family="text">
      <style:text-properties officeooo:rsid="00695eae"/>
    </style:style>
    <style:style style:name="T101" style:family="text">
      <style:text-properties officeooo:rsid="006e8e74"/>
    </style:style>
    <style:style style:name="T102" style:family="text">
      <style:text-properties officeooo:rsid="006f8d7a"/>
    </style:style>
    <style:style style:name="T103" style:family="text">
      <style:text-properties officeooo:rsid="007473c6"/>
    </style:style>
    <style:style style:name="T104" style:family="text">
      <style:text-properties fo:font-variant="normal" fo:text-transform="none" fo:letter-spacing="normal" fo:font-weight="normal"/>
    </style:style>
    <style:style style:name="T105" style:family="text">
      <style:text-properties officeooo:rsid="0075e3ba"/>
    </style:style>
    <style:style style:name="T106" style:family="text">
      <style:text-properties officeooo:rsid="007a4d83"/>
    </style:style>
    <style:style style:name="T107" style:family="text">
      <style:text-properties officeooo:rsid="007e1e7e"/>
    </style:style>
    <style:style style:name="T108" style:family="text">
      <style:text-properties officeooo:rsid="0056c75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148695952896">
          <table:table-cell table:style-name="Tabla5.A1" office:value-type="string">
            <text:p text:style-name="P137"/>
          </table:table-cell>
          <table:table-cell table:style-name="Tabla5.A1" office:value-type="string">
            <text:p text:style-name="P134">DÍA 1 – Viernes 5 Febrero, 2022</text:p>
          </table:table-cell>
          <table:table-cell table:style-name="Tabla5.A1" office:value-type="string">
            <text:p text:style-name="P140">1</text:p>
          </table:table-cell>
        </table:table-row>
      </table:table>
      <text:p text:style-name="P130"/>
      <text:p text:style-name="P3">Signos:</text:p>
      <text:list xml:id="list3651366560" text:style-name="L1">
        <text:list-item>
          <text:p text:style-name="P106">Atril</text:p>
        </text:list-item>
        <text:list-item>
          <text:p text:style-name="P106">Alfombra</text:p>
        </text:list-item>
        <text:list-item>
          <text:p text:style-name="P127"><text:span text:style-name="T6">Paño de atril </text:span><text:span text:style-name="T11">V</text:span><text:span text:style-name="T10">erde</text:span></text:p>
        </text:list-item>
        <text:list-item>
          <text:p text:style-name="P106">Cruz</text:p>
        </text:list-item>
        <text:list-item>
          <text:p text:style-name="P106">Florero con flores</text:p>
        </text:list-item>
      </text:list>
      <text:p text:style-name="P14"/>
      <text:p text:style-name="P5"><text:span text:style-name="T42">10</text:span>:00 <text:span text:style-name="T42">AM</text:span> Monición Ambiental</text:p>
      <text:list xml:id="list3902775848" text:style-name="L2">
        <text:list-item>
          <text:p text:style-name="P129"><text:span text:style-name="T7">Noticias del Camino Neocatecumenal </text:span><text:span text:style-name="T91">(</text:span><text:span text:style-name="T92">Mamotreto pág 6-16</text:span><text:span text:style-name="T91">)</text:span><text:span text:style-name="T7"> → </text:span><text:span text:style-name="T9">X</text:span><text:span text:style-name="T8">avier</text:span></text:p>
        </text:list-item>
      </text:list>
      <text:p text:style-name="P14"/>
      <text:p text:style-name="P14"><text:span text:style-name="T19">1</text:span><text:span text:style-name="T15">0:</text:span><text:span text:style-name="T19">15 AM</text:span><text:span text:style-name="T15"> Laudes - </text:span><text:span text:style-name="T16">Viernes IV del Tiempo Ordinario</text:span><text:span text:style-name="T1"> </text:span><text:span text:style-name="T66">(</text:span><text:span text:style-name="T72">Salterio </text:span><text:span text:style-name="T74">T</text:span><text:span text:style-name="T72">omo III pág 1251</text:span><text:span text:style-name="T66">)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4">Orden</text:p>
          </table:table-cell>
          <table:table-cell table:style-name="Tabla1.A1" office:value-type="string">
            <text:p text:style-name="P97">Acción</text:p>
          </table:table-cell>
          <table:table-cell table:style-name="Tabla1.C1" office:value-type="string">
            <text:p text:style-name="P97">Catequista</text:p>
          </table:table-cell>
        </table:table-row>
        <table:table-row table:style-name="Tabla1.1">
          <table:table-cell table:style-name="Tabla1.A2" office:value-type="string">
            <text:p text:style-name="P87">1</text:p>
          </table:table-cell>
          <table:table-cell table:style-name="Tabla1.B20" office:value-type="string">
            <text:p text:style-name="P34">Señor abre mis labios</text:p>
          </table:table-cell>
          <table:table-cell table:style-name="Tabla1.C2" office:value-type="string">
            <text:p text:style-name="P61">Presidente</text:p>
          </table:table-cell>
        </table:table-row>
        <table:table-row table:style-name="Tabla1.1">
          <table:table-cell table:style-name="Tabla1.A3" office:value-type="string">
            <text:p text:style-name="P87">2</text:p>
          </table:table-cell>
          <table:table-cell table:style-name="Tabla1.B21" office:value-type="string">
            <text:p text:style-name="P17">Invitatorio: Salmo 94 <text:span text:style-name="T64">(</text:span><text:span text:style-name="T72">Canto: </text:span><text:span text:style-name="T71">Si hoy escucháis su voz</text:span><text:span text:style-name="T64">)</text:span></text:p>
          </table:table-cell>
          <table:table-cell table:style-name="Tabla1.C3" office:value-type="string">
            <text:p text:style-name="P61">Samuel</text:p>
          </table:table-cell>
        </table:table-row>
        <table:table-row table:style-name="Tabla1.1">
          <table:table-cell table:style-name="Tabla1.A4" office:value-type="string">
            <text:p text:style-name="P87">3</text:p>
          </table:table-cell>
          <table:table-cell table:style-name="Tabla1.B20" office:value-type="string">
            <text:p text:style-name="P35"><text:span text:style-name="T33">Oración del Presidente </text:span><text:span text:style-name="T34">e </text:span><text:span text:style-name="T35">I</text:span><text:span text:style-name="T34">nvocación </text:span><text:span text:style-name="T35">al Espíritu Santo </text:span></text:p>
            <text:p text:style-name="P35"><text:span text:style-name="T87">(</text:span><text:span text:style-name="T73">Solo si hay sacerdote presente, sino solo se invita a cantar la invocación</text:span><text:span text:style-name="T87">)</text:span></text:p>
          </table:table-cell>
          <table:table-cell table:style-name="Tabla1.C4" office:value-type="string">
            <text:p text:style-name="P74"><text:span text:style-name="T42">President</text:span><text:span text:style-name="T108">e</text:span></text:p>
          </table:table-cell>
        </table:table-row>
        <table:table-row table:style-name="Tabla1.1">
          <table:table-cell table:style-name="Tabla1.A5" office:value-type="string">
            <text:p text:style-name="P90">4</text:p>
          </table:table-cell>
          <table:table-cell table:style-name="Tabla1.B21" office:value-type="string">
            <text:p text:style-name="P59">Invocación al Espíritu Santo <text:span text:style-name="T64">(Canto: Oh Señor envía tu Espíritu)</text:span></text:p>
          </table:table-cell>
          <table:table-cell table:style-name="Tabla1.C5" office:value-type="string">
            <text:p text:style-name="P102">Todos</text:p>
          </table:table-cell>
        </table:table-row>
        <table:table-row table:style-name="Tabla1.1">
          <table:table-cell table:style-name="Tabla1.A6" office:value-type="string">
            <text:p text:style-name="P87">5</text:p>
          </table:table-cell>
          <table:table-cell table:style-name="Tabla1.B20" office:value-type="string">
            <text:p text:style-name="P37">Himno</text:p>
          </table:table-cell>
          <table:table-cell table:style-name="Tabla1.C6" office:value-type="string">
            <text:p text:style-name="P65">Walter</text:p>
          </table:table-cell>
        </table:table-row>
        <table:table-row table:style-name="Tabla1.1">
          <table:table-cell table:style-name="Tabla1.A7" office:value-type="string">
            <text:p text:style-name="P87">6</text:p>
          </table:table-cell>
          <table:table-cell table:style-name="Tabla1.B21" office:value-type="string">
            <text:p text:style-name="P34">Monición al Salmo 1 <text:span text:style-name="T64">(Mamotreto pág 17-18)</text:span></text:p>
          </table:table-cell>
          <table:table-cell table:style-name="Tabla1.C7" office:value-type="string">
            <text:p text:style-name="P65">Isaac</text:p>
          </table:table-cell>
        </table:table-row>
        <table:table-row table:style-name="Tabla1.1">
          <table:table-cell table:style-name="Tabla1.A8" office:value-type="string">
            <text:p text:style-name="P87">7</text:p>
          </table:table-cell>
          <table:table-cell table:style-name="Tabla1.B20" office:value-type="string">
            <text:p text:style-name="P34">Salmo 1: Salmo 50 <text:span text:style-name="T64">(Canto: Misericordia mía, misericordia)</text:span></text:p>
          </table:table-cell>
          <table:table-cell table:style-name="Tabla1.C8" office:value-type="string">
            <text:p text:style-name="P61">Samuel</text:p>
          </table:table-cell>
        </table:table-row>
        <table:table-row table:style-name="Tabla1.1">
          <table:table-cell table:style-name="Tabla1.A9" office:value-type="string">
            <text:p text:style-name="P87">8</text:p>
          </table:table-cell>
          <table:table-cell table:style-name="Tabla1.B21" office:value-type="string">
            <text:p text:style-name="P37">Sa<text:span text:style-name="T2">l</text:span>mo 2: Cántico de Tobías 13, 10-15. 17-19 <text:span text:style-name="T64">(Proc</text:span><text:span text:style-name="T65">l</text:span><text:span text:style-name="T64">amado)</text:span></text:p>
          </table:table-cell>
          <table:table-cell table:style-name="Tabla1.C9" office:value-type="string">
            <text:p text:style-name="P101">Regina</text:p>
          </table:table-cell>
        </table:table-row>
        <table:table-row table:style-name="Tabla1.1">
          <table:table-cell table:style-name="Tabla1.A10" office:value-type="string">
            <text:p text:style-name="P92">9</text:p>
          </table:table-cell>
          <table:table-cell table:style-name="Tabla1.B20" office:value-type="string">
            <text:p text:style-name="P85">Monición al canto Zaqueo <text:span text:style-name="T90">(Mamotreto pág 1</text:span><text:span text:style-name="T89">8-</text:span><text:span text:style-name="T90">1</text:span><text:span text:style-name="T89">9</text:span><text:span text:style-name="T90">)</text:span></text:p>
          </table:table-cell>
          <table:table-cell table:style-name="Tabla1.C10" office:value-type="string">
            <text:p text:style-name="P101">Sergio</text:p>
          </table:table-cell>
        </table:table-row>
        <table:table-row table:style-name="Tabla1.1">
          <table:table-cell table:style-name="Tabla1.A11" office:value-type="string">
            <text:p text:style-name="P92">10</text:p>
          </table:table-cell>
          <table:table-cell table:style-name="Tabla1.B21" office:value-type="string">
            <text:p text:style-name="P85">Canto: Zaqueo</text:p>
          </table:table-cell>
          <table:table-cell table:style-name="Tabla1.C11" office:value-type="string">
            <text:p text:style-name="P62">Samuel</text:p>
          </table:table-cell>
        </table:table-row>
        <table:table-row table:style-name="Tabla1.1">
          <table:table-cell table:style-name="Tabla1.A12" office:value-type="string">
            <text:p text:style-name="P87">11</text:p>
          </table:table-cell>
          <table:table-cell table:style-name="Tabla1.B20" office:value-type="string">
            <text:p text:style-name="P39">Salmo 3: Salmo 147 <text:span text:style-name="T64">(</text:span><text:span text:style-name="T71">Canto: Canta a Yahvéh Jerusalén</text:span><text:span text:style-name="T64">)</text:span></text:p>
          </table:table-cell>
          <table:table-cell table:style-name="Tabla1.C12" office:value-type="string">
            <text:p text:style-name="P62">Samuel</text:p>
          </table:table-cell>
        </table:table-row>
        <table:table-row table:style-name="Tabla1.1">
          <table:table-cell table:style-name="Tabla1.A13" office:value-type="string">
            <text:p text:style-name="P87">12</text:p>
          </table:table-cell>
          <table:table-cell table:style-name="Tabla1.B21" office:value-type="string">
            <text:p text:style-name="P39">Lectura y Responsorio Breve</text:p>
          </table:table-cell>
          <table:table-cell table:style-name="Tabla1.C13" office:value-type="string">
            <text:p text:style-name="P101">Xavier</text:p>
          </table:table-cell>
        </table:table-row>
        <table:table-row table:style-name="Tabla1.1">
          <table:table-cell table:style-name="Tabla1.A14" office:value-type="string">
            <text:p text:style-name="P87">13</text:p>
          </table:table-cell>
          <table:table-cell table:style-name="Tabla1.B20" office:value-type="string">
            <text:p text:style-name="P40">Canto: María casa de bendición</text:p>
          </table:table-cell>
          <table:table-cell table:style-name="Tabla1.C14" office:value-type="string">
            <text:p text:style-name="P63">Samuel</text:p>
          </table:table-cell>
        </table:table-row>
        <table:table-row table:style-name="Tabla1.1">
          <table:table-cell table:style-name="Tabla1.A15" office:value-type="string">
            <text:p text:style-name="P87">14</text:p>
          </table:table-cell>
          <table:table-cell table:style-name="Tabla1.B21" office:value-type="string">
            <text:p text:style-name="P42">Monición a la Epístola: <text:span text:style-name="T14">1Jn </text:span>1, 1-10. 2; 1-29. 3; 1-16 <text:span text:style-name="T63">(</text:span><text:span text:style-name="T72">Mamotreto pág 1</text:span><text:span text:style-name="T74">9-25</text:span><text:span text:style-name="T66">)</text:span></text:p>
          </table:table-cell>
          <table:table-cell table:style-name="Tabla1.C15" office:value-type="string">
            <text:p text:style-name="P66">Lorna</text:p>
          </table:table-cell>
        </table:table-row>
        <table:table-row table:style-name="Tabla1.1">
          <table:table-cell table:style-name="Tabla1.A16" office:value-type="string">
            <text:p text:style-name="P87">15</text:p>
          </table:table-cell>
          <table:table-cell table:style-name="Tabla1.B20" office:value-type="string">
            <text:p text:style-name="P45">Proclamación de la Epístola: 1Jn <text:span text:style-name="T13">1, 1-10. 2; 1-29. 3; 1-16</text:span></text:p>
          </table:table-cell>
          <table:table-cell table:style-name="Tabla1.C16" office:value-type="string">
            <text:p text:style-name="P66">Lorna</text:p>
          </table:table-cell>
        </table:table-row>
        <table:table-row table:style-name="Tabla1.1">
          <table:table-cell table:style-name="Tabla1.A17" office:value-type="string">
            <text:p text:style-name="P87">16</text:p>
          </table:table-cell>
          <table:table-cell table:style-name="Tabla1.B21" office:value-type="string">
            <text:p text:style-name="P45">Partir la palabra <text:span text:style-name="T66">(</text:span><text:span text:style-name="T72">Mamotreto pág </text:span><text:span text:style-name="T71">25-27</text:span><text:span text:style-name="T66">)</text:span></text:p>
          </table:table-cell>
          <table:table-cell table:style-name="Tabla1.C17" office:value-type="string">
            <text:p text:style-name="P66">Lorna</text:p>
          </table:table-cell>
        </table:table-row>
        <table:table-row table:style-name="Tabla1.1">
          <table:table-cell table:style-name="Tabla1.A18" office:value-type="string">
            <text:p text:style-name="P87">17</text:p>
          </table:table-cell>
          <table:table-cell table:style-name="Tabla1.B20" office:value-type="string">
            <text:p text:style-name="P53">Canto: El mismo Dios</text:p>
          </table:table-cell>
          <table:table-cell table:style-name="Tabla1.C18" office:value-type="string">
            <text:p text:style-name="P66">Samuel</text:p>
          </table:table-cell>
        </table:table-row>
        <table:table-row table:style-name="Tabla1.1">
          <table:table-cell table:style-name="Tabla1.A19" office:value-type="string">
            <text:p text:style-name="P87">18</text:p>
          </table:table-cell>
          <table:table-cell table:style-name="Tabla1.B21" office:value-type="string">
            <text:p text:style-name="P45">Monición al Escrutinio de la palabra <text:span text:style-name="T66">(</text:span><text:span text:style-name="T72">Mamotreto pág </text:span><text:span text:style-name="T71">27-29</text:span><text:span text:style-name="T66">)</text:span></text:p>
          </table:table-cell>
          <table:table-cell table:style-name="Tabla1.C19" office:value-type="string">
            <text:p text:style-name="P66">Sergio</text:p>
          </table:table-cell>
        </table:table-row>
        <table:table-row table:style-name="Tabla1.1">
          <table:table-cell table:style-name="Tabla1.A20" office:value-type="string">
            <text:p text:style-name="P87">19</text:p>
          </table:table-cell>
          <table:table-cell table:style-name="Tabla1.B20" office:value-type="string">
            <text:p text:style-name="P45">Cántico Evangélico: L<text:span text:style-name="T98">u</text:span>c<text:span text:style-name="T98">as</text:span> 1, 68-79 <text:span text:style-name="T64">(</text:span><text:span text:style-name="T71">Canto: Benedictus</text:span><text:span text:style-name="T64">)</text:span></text:p>
          </table:table-cell>
          <table:table-cell table:style-name="Tabla1.C20" office:value-type="string">
            <text:p text:style-name="P67">Samuel</text:p>
          </table:table-cell>
        </table:table-row>
        <table:table-row table:style-name="Tabla1.1">
          <table:table-cell table:style-name="Tabla1.A21" office:value-type="string">
            <text:p text:style-name="P87">20</text:p>
          </table:table-cell>
          <table:table-cell table:style-name="Tabla1.B21" office:value-type="string">
            <text:p text:style-name="P20">Padre Nuestro</text:p>
          </table:table-cell>
          <table:table-cell table:style-name="Tabla1.C21" office:value-type="string">
            <text:p text:style-name="P67">Presidente</text:p>
          </table:table-cell>
        </table:table-row>
        <table:table-row table:style-name="Tabla1.1">
          <table:table-cell table:style-name="Tabla1.A22" office:value-type="string">
            <text:p text:style-name="P87">21</text:p>
          </table:table-cell>
          <table:table-cell table:style-name="Tabla1.B22" office:value-type="string">
            <text:p text:style-name="P45">Oración Final Laudes</text:p>
          </table:table-cell>
          <table:table-cell table:style-name="Tabla1.C22" office:value-type="string">
            <text:p text:style-name="P67">Presidente</text:p>
          </table:table-cell>
        </table:table-row>
      </table:table>
      <text:p text:style-name="P44"/>
      <text:p text:style-name="P6">0<text:span text:style-name="T47">1</text:span>:<text:span text:style-name="T50">0</text:span>0 <text:span text:style-name="T47">PM</text:span> Escrute de la Palabra</text:p>
      <text:list xml:id="list2765995271" text:style-name="L3">
        <text:list-item>
          <text:p text:style-name="P117">Escrutar la escritura 1 J<text:span text:style-name="T101">ua</text:span>n 1, 3. 7</text:p>
        </text:list-item>
      </text:list>
      <text:p text:style-name="P23"/>
      <text:p text:style-name="P8">Signos</text:p>
      <text:list xml:id="list4086348567" text:style-name="L4">
        <text:list-item>
          <text:p text:style-name="P108">Paño de atril <text:span text:style-name="T15">Morado</text:span></text:p>
        </text:list-item>
      </text:list>
      <text:p text:style-name="P8"/>
      <text:p text:style-name="P23"><text:span text:style-name="T15">0</text:span><text:span text:style-name="T19">3</text:span><text:span text:style-name="T15">:00 </text:span><text:span text:style-name="T19">PM</text:span><text:span text:style-name="T15"> Celebración Penitencial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94">Orden</text:p>
          </table:table-cell>
          <table:table-cell table:style-name="Tabla2.A1" office:value-type="string">
            <text:p text:style-name="P96">Acción </text:p>
          </table:table-cell>
          <table:table-cell table:style-name="Tabla2.C1" office:value-type="string">
            <text:p text:style-name="P96">Catequistas</text:p>
          </table:table-cell>
        </table:table-row>
        <table:table-row table:style-name="TableLine94148613268512">
          <table:table-cell table:style-name="Tabla2.A2" office:value-type="string">
            <text:p text:style-name="P87">1</text:p>
          </table:table-cell>
          <table:table-cell table:style-name="Tabla2.B12" office:value-type="string">
            <text:p text:style-name="P24">Monición Ambiental <text:span text:style-name="T66">(</text:span><text:span text:style-name="T72">Mamotreto pág </text:span><text:span text:style-name="T74">2</text:span><text:span text:style-name="T71">9</text:span><text:span text:style-name="T74">-</text:span><text:span text:style-name="T71">31</text:span><text:span text:style-name="T66">)</text:span></text:p>
          </table:table-cell>
          <table:table-cell table:style-name="Tabla2.C2" office:value-type="string">
            <text:p text:style-name="P69">Sergio</text:p>
          </table:table-cell>
        </table:table-row>
        <table:table-row table:style-name="TableLine94148613270128">
          <table:table-cell table:style-name="Tabla2.A3" office:value-type="string">
            <text:p text:style-name="P87">2</text:p>
          </table:table-cell>
          <table:table-cell table:style-name="Tabla2.B12" office:value-type="string">
            <text:p text:style-name="P24">Canto: Tu que eres fiel </text:p>
          </table:table-cell>
          <table:table-cell table:style-name="Tabla2.C3" office:value-type="string">
            <text:p text:style-name="P70">Samuel</text:p>
          </table:table-cell>
        </table:table-row>
        <table:table-row table:style-name="TableLine94148613271808">
          <table:table-cell table:style-name="Tabla2.A4" office:value-type="string">
            <text:p text:style-name="P87">3</text:p>
          </table:table-cell>
          <table:table-cell table:style-name="Tabla2.B12" office:value-type="string">
            <text:p text:style-name="P24">Oración del presidente <text:span text:style-name="T64">(</text:span><text:span text:style-name="T71">Ritual de la Penitencial</text:span><text:span text:style-name="T64">)</text:span><text:span text:style-name="T67"> </text:span></text:p>
          </table:table-cell>
          <table:table-cell table:style-name="Tabla2.C4" office:value-type="string">
            <text:p text:style-name="P71">Presidente</text:p>
          </table:table-cell>
        </table:table-row>
        <table:table-row table:style-name="TableLine94148613273536">
          <table:table-cell table:style-name="Tabla2.A5" office:value-type="string">
            <text:p text:style-name="P87">4</text:p>
          </table:table-cell>
          <table:table-cell table:style-name="Tabla2.B12" office:value-type="string">
            <text:p text:style-name="P48"><text:span text:style-name="T37">Monición</text:span><text:span text:style-name="T36"> al Evangelio: </text:span><text:span text:style-name="T37">M</text:span><text:span text:style-name="T41">ar</text:span><text:span text:style-name="T37">c</text:span><text:span text:style-name="T41">os</text:span><text:span text:style-name="T37"> 6, 14-29</text:span><text:span text:style-name="T36"> </text:span></text:p>
          </table:table-cell>
          <table:table-cell table:style-name="Tabla2.C5" office:value-type="string">
            <text:p text:style-name="P72"><text:span text:style-name="T107">X</text:span>avier</text:p>
          </table:table-cell>
        </table:table-row>
        <table:table-row table:style-name="TableLine94148613275376">
          <table:table-cell table:style-name="Tabla2.A6" office:value-type="string">
            <text:p text:style-name="P87">5</text:p>
          </table:table-cell>
          <table:table-cell table:style-name="Tabla2.B12" office:value-type="string">
            <text:p text:style-name="P49">Proclamación del Evangelio: M<text:span text:style-name="T99">ar</text:span>c<text:span text:style-name="T99">os</text:span> 6, 14-29 </text:p>
          </table:table-cell>
          <table:table-cell table:style-name="Tabla2.C6" office:value-type="string">
            <text:p text:style-name="P71">Presidente</text:p>
          </table:table-cell>
        </table:table-row>
        <table:table-row table:style-name="TableLine94148613277440">
          <table:table-cell table:style-name="Tabla2.A7" office:value-type="string">
            <text:p text:style-name="P87">6</text:p>
          </table:table-cell>
          <table:table-cell table:style-name="Tabla2.B12" office:value-type="string">
            <text:p text:style-name="P49">Homilía </text:p>
          </table:table-cell>
          <table:table-cell table:style-name="Tabla2.C7" office:value-type="string">
            <text:p text:style-name="P71">Presidente</text:p>
          </table:table-cell>
        </table:table-row>
        <table:table-row table:style-name="TableLine94148613279296">
          <table:table-cell table:style-name="Tabla2.A8" office:value-type="string">
            <text:p text:style-name="P87">7</text:p>
          </table:table-cell>
          <table:table-cell table:style-name="Tabla2.B12" office:value-type="string">
            <text:p text:style-name="P49">Oración Penitencial <text:span text:style-name="T68">(</text:span><text:span text:style-name="T75">Ritual de la Penitencial</text:span><text:span text:style-name="T68">)</text:span><text:span text:style-name="T64"> </text:span></text:p>
          </table:table-cell>
          <table:table-cell table:style-name="Tabla2.C8" office:value-type="string">
            <text:p text:style-name="P71">Presidente</text:p>
          </table:table-cell>
        </table:table-row>
        <table:table-row table:style-name="TableLine94148613281392">
          <table:table-cell table:style-name="Tabla2.A9" office:value-type="string">
            <text:p text:style-name="P87">8</text:p>
          </table:table-cell>
          <table:table-cell table:style-name="Tabla2.B12" office:value-type="string">
            <text:p text:style-name="P49">Confesiones individuales <text:span text:style-name="T64">(</text:span><text:span text:style-name="T71">En silencio</text:span><text:span text:style-name="T64">)</text:span></text:p>
          </table:table-cell>
          <table:table-cell table:style-name="Tabla2.C9" office:value-type="string">
            <text:p text:style-name="P78">Todos</text:p>
          </table:table-cell>
        </table:table-row>
        <table:table-row table:style-name="TableLine94148613283408">
          <table:table-cell table:style-name="Tabla2.A10" office:value-type="string">
            <text:p text:style-name="P87">9</text:p>
          </table:table-cell>
          <table:table-cell table:style-name="Tabla2.B12" office:value-type="string">
            <text:p text:style-name="P49">Bendición Penitencial <text:span text:style-name="T68">(</text:span><text:span text:style-name="T75">Ritual de la Penitencial</text:span><text:span text:style-name="T68">)</text:span><text:span text:style-name="T64"> </text:span></text:p>
          </table:table-cell>
          <table:table-cell table:style-name="Tabla2.C10" office:value-type="string">
            <text:p text:style-name="P71">Presidente</text:p>
          </table:table-cell>
        </table:table-row>
        <table:table-row table:style-name="TableLine94148613285504">
          <table:table-cell table:style-name="Tabla2.A11" office:value-type="string">
            <text:p text:style-name="P87">10</text:p>
          </table:table-cell>
          <table:table-cell table:style-name="Tabla2.B12" office:value-type="string">
            <text:p text:style-name="P49">Signo de la Paz <text:span text:style-name="T64">(</text:span><text:span text:style-name="T71">Canto: Por el amor de mis amigos</text:span><text:span text:style-name="T64">) </text:span></text:p>
          </table:table-cell>
          <table:table-cell table:style-name="Tabla2.C11" office:value-type="string">
            <text:p text:style-name="P73">Samuel</text:p>
          </table:table-cell>
        </table:table-row>
        <table:table-row table:style-name="TableLine94148613287328">
          <table:table-cell table:style-name="Tabla2.A12" office:value-type="string">
            <text:p text:style-name="P87">11</text:p>
          </table:table-cell>
          <table:table-cell table:style-name="Tabla2.B12" office:value-type="string">
            <text:p text:style-name="P51">Bendición Final<text:span text:style-name="T48"> </text:span></text:p>
          </table:table-cell>
          <table:table-cell table:style-name="Tabla2.C12" office:value-type="string">
            <text:p text:style-name="P71">Presidente</text:p>
          </table:table-cell>
        </table:table-row>
        <table:table-row table:style-name="TableLine94148613289424">
          <table:table-cell table:style-name="Tabla2.A13" office:value-type="string">
            <text:p text:style-name="P87">12</text:p>
          </table:table-cell>
          <table:table-cell table:style-name="Tabla2.B13" office:value-type="string">
            <text:p text:style-name="P51">Canto Final: Gracias a Yahvéh </text:p>
          </table:table-cell>
          <table:table-cell table:style-name="Tabla2.C13" office:value-type="string">
            <text:p text:style-name="P73">Samuel</text:p>
          </table:table-cell>
        </table:table-row>
      </table:table>
      <text:p text:style-name="P50"><text:soft-page-break/></text:p>
      <text:p text:style-name="P7">0<text:span text:style-name="T42">6</text:span>:00 <text:span text:style-name="T42">PM</text:span> <text:span text:style-name="T23">Cena</text:span></text:p>
      <text:p text:style-name="P25"/>
      <text:p text:style-name="P7">0<text:span text:style-name="T49">7</text:span>:<text:span text:style-name="T49">3</text:span>0 <text:span text:style-name="T49">PM</text:span> Video: La herencia de Carmen</text:p>
      <text:list xml:id="list3213784652" text:style-name="L5">
        <text:list-item>
          <text:p text:style-name="P118">Introducción al video <text:span text:style-name="T66">(</text:span><text:span text:style-name="T82">Mamotreto pág </text:span><text:span text:style-name="T81">36</text:span><text:span text:style-name="T66">)</text:span><text:span text:style-name="T1"> → </text:span><text:span text:style-name="T29">Isaac</text:span></text:p>
        </text:list-item>
        <text:list-item>
          <text:p text:style-name="P118">Proyección del video</text:p>
        </text:list-item>
      </text:list>
      <text:p text:style-name="P25"/>
      <text:p text:style-name="P120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94148718020752">
          <table:table-cell table:style-name="Tabla6.A1" office:value-type="string">
            <text:p text:style-name="P138"/>
          </table:table-cell>
          <table:table-cell table:style-name="Tabla6.A1" office:value-type="string">
            <text:p text:style-name="P135">DÍA <text:span text:style-name="T23">2</text:span> – <text:span text:style-name="T23">Sábado</text:span> <text:span text:style-name="T23">5</text:span> Febrero, 2022</text:p>
          </table:table-cell>
          <table:table-cell table:style-name="Tabla6.A1" office:value-type="string">
            <text:p text:style-name="P141">2</text:p>
          </table:table-cell>
        </table:table-row>
      </table:table>
      <text:p text:style-name="P124"/>
      <text:p text:style-name="P9">0<text:span text:style-name="T42">9</text:span>:00 <text:span text:style-name="T42">AM</text:span> Desayuno</text:p>
      <text:p text:style-name="P9"/>
      <text:p text:style-name="P4">Signos:</text:p>
      <text:list xml:id="list183451632882752" text:continue-list="list3651366560" text:style-name="L1">
        <text:list-item>
          <text:p text:style-name="P107">Atril</text:p>
        </text:list-item>
        <text:list-item>
          <text:p text:style-name="P107">Alfombra</text:p>
        </text:list-item>
        <text:list-item>
          <text:p text:style-name="P128"><text:span text:style-name="T6">Paño de atril </text:span><text:span text:style-name="T11">V</text:span><text:span text:style-name="T10">erde</text:span></text:p>
        </text:list-item>
        <text:list-item>
          <text:p text:style-name="P107">Cruz</text:p>
        </text:list-item>
        <text:list-item>
          <text:p text:style-name="P107">Florero con flores</text:p>
        </text:list-item>
      </text:list>
      <text:p text:style-name="P26"/>
      <text:p text:style-name="P15"><text:span text:style-name="T19">1</text:span><text:span text:style-name="T15">0:00 </text:span><text:span text:style-name="T19">AM</text:span><text:span text:style-name="T15"> Laudes - </text:span><text:span text:style-name="T17">Sábado</text:span><text:span text:style-name="T16"> IV del Tiempo Ordinario</text:span><text:span text:style-name="T1"> </text:span><text:span text:style-name="T66">(</text:span><text:span text:style-name="T72">Salterio </text:span><text:span text:style-name="T74">T</text:span><text:span text:style-name="T72">omo III pág </text:span><text:span text:style-name="T76">1270</text:span><text:span text:style-name="T66">)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94148613230624">
          <table:table-cell table:style-name="Tabla3.A1" office:value-type="string">
            <text:p text:style-name="P95">Orden</text:p>
          </table:table-cell>
          <table:table-cell table:style-name="Tabla3.A1" office:value-type="string">
            <text:p text:style-name="P98">Acción</text:p>
          </table:table-cell>
          <table:table-cell table:style-name="Tabla3.C1" office:value-type="string">
            <text:p text:style-name="P98">Catequista</text:p>
          </table:table-cell>
        </table:table-row>
        <table:table-row table:style-name="TableLine94148613408816">
          <table:table-cell table:style-name="Tabla3.A2" office:value-type="string">
            <text:p text:style-name="P88">1</text:p>
          </table:table-cell>
          <table:table-cell table:style-name="Tabla3.B20" office:value-type="string">
            <text:p text:style-name="P36">Señor abre mis labios</text:p>
          </table:table-cell>
          <table:table-cell table:style-name="Tabla3.C2" office:value-type="string">
            <text:p text:style-name="P64">Presidente</text:p>
          </table:table-cell>
        </table:table-row>
        <table:table-row table:style-name="TableLine94148613410480">
          <table:table-cell table:style-name="Tabla3.A3" office:value-type="string">
            <text:p text:style-name="P88">2</text:p>
          </table:table-cell>
          <table:table-cell table:style-name="Tabla3.B21" office:value-type="string">
            <text:p text:style-name="P18">Invitatorio: <text:span text:style-name="T23">F</text:span><text:span text:style-name="T106">ili</text:span><text:span text:style-name="T23">p</text:span><text:span text:style-name="T106">enses</text:span><text:span text:style-name="T23"> 2, 1-11</text:span> <text:span text:style-name="T69">(</text:span><text:span text:style-name="T73">Canto: Himno a la Kenosis</text:span><text:span text:style-name="T69">)</text:span></text:p>
          </table:table-cell>
          <table:table-cell table:style-name="Tabla3.C3" office:value-type="string">
            <text:p text:style-name="P64">Samuel</text:p>
          </table:table-cell>
        </table:table-row>
        <table:table-row table:style-name="TableLine94148613412976">
          <table:table-cell table:style-name="Tabla3.A4" office:value-type="string">
            <text:p text:style-name="P88">3</text:p>
          </table:table-cell>
          <table:table-cell table:style-name="Tabla3.B20" office:value-type="string">
            <text:p text:style-name="P36"><text:span text:style-name="T38">Oración del Presidente </text:span><text:span text:style-name="T39">e </text:span><text:span text:style-name="T40">I</text:span><text:span text:style-name="T39">nvocación </text:span><text:span text:style-name="T40">al Espíritu Santo </text:span><text:span text:style-name="T88">(</text:span><text:span text:style-name="T83">Solo si hay sacerdote presente, sino solo se invita a cantar la invocación</text:span><text:span text:style-name="T88">)</text:span></text:p>
          </table:table-cell>
          <table:table-cell table:style-name="Tabla3.C4" office:value-type="string">
            <text:p text:style-name="P112">Presidente</text:p>
          </table:table-cell>
        </table:table-row>
        <table:table-row table:style-name="TableLine94148613414960">
          <table:table-cell table:style-name="Tabla3.A5" office:value-type="string">
            <text:p text:style-name="P91">4</text:p>
          </table:table-cell>
          <table:table-cell table:style-name="Tabla3.B21" office:value-type="string">
            <text:p text:style-name="P60">Invocación al Espíritu Santo <text:span text:style-name="T83">(Canto: Oh Señor envía tu Espíritu) </text:span></text:p>
          </table:table-cell>
          <table:table-cell table:style-name="Tabla3.C5" office:value-type="string">
            <text:p text:style-name="P102">Todos</text:p>
          </table:table-cell>
        </table:table-row>
        <table:table-row table:style-name="TableLine94148613417056">
          <table:table-cell table:style-name="Tabla3.A6" office:value-type="string">
            <text:p text:style-name="P88">5</text:p>
          </table:table-cell>
          <table:table-cell table:style-name="Tabla3.B20" office:value-type="string">
            <text:p text:style-name="P38">Himno</text:p>
          </table:table-cell>
          <table:table-cell table:style-name="Tabla3.C6" office:value-type="string">
            <text:p text:style-name="P77">Isaac</text:p>
          </table:table-cell>
        </table:table-row>
        <table:table-row table:style-name="TableLine94148613419264">
          <table:table-cell table:style-name="Tabla3.A7" office:value-type="string">
            <text:p text:style-name="P88">6</text:p>
          </table:table-cell>
          <table:table-cell table:style-name="Tabla3.B21" office:value-type="string">
            <text:p text:style-name="P36">Monición al Salmo 1 <text:span text:style-name="T83">(Mamotreto pág 37-41)</text:span></text:p>
          </table:table-cell>
          <table:table-cell table:style-name="Tabla3.C7" office:value-type="string">
            <text:p text:style-name="P113">Regina</text:p>
          </table:table-cell>
        </table:table-row>
        <table:table-row table:style-name="TableLine94148613421360">
          <table:table-cell table:style-name="Tabla3.A8" office:value-type="string">
            <text:p text:style-name="P88">7</text:p>
          </table:table-cell>
          <table:table-cell table:style-name="Tabla3.B20" office:value-type="string">
            <text:p text:style-name="P36">Salmo 1: Salmo <text:span text:style-name="T23">91</text:span> <text:span text:style-name="T83">(Proclamado)</text:span></text:p>
          </table:table-cell>
          <table:table-cell table:style-name="Tabla3.C8" office:value-type="string">
            <text:p text:style-name="P113">Regina</text:p>
          </table:table-cell>
        </table:table-row>
        <table:table-row table:style-name="TableLine94148613423456">
          <table:table-cell table:style-name="Tabla3.A9" office:value-type="string">
            <text:p text:style-name="P88">8</text:p>
          </table:table-cell>
          <table:table-cell table:style-name="Tabla3.B21" office:value-type="string">
            <text:p text:style-name="P41">Canto: <text:span text:style-name="T24">Delante de los ángeles</text:span> </text:p>
          </table:table-cell>
          <table:table-cell table:style-name="Tabla3.C9" office:value-type="string">
            <text:p text:style-name="P64">Samuel</text:p>
          </table:table-cell>
        </table:table-row>
        <table:table-row table:style-name="TableLine94148613425472">
          <table:table-cell table:style-name="Tabla3.A10" office:value-type="string">
            <text:p text:style-name="P93">9</text:p>
          </table:table-cell>
          <table:table-cell table:style-name="Tabla3.B20" office:value-type="string">
            <text:p text:style-name="P86"><text:span text:style-name="T3">Sa</text:span><text:span text:style-name="T4">l</text:span><text:span text:style-name="T3">mo 2: Cántico de </text:span><text:span text:style-name="T5">Ezequiel</text:span><text:span text:style-name="T3"> 3</text:span><text:span text:style-name="T5">6</text:span><text:span text:style-name="T3">, </text:span><text:span text:style-name="T5">24</text:span><text:span text:style-name="T3">-</text:span><text:span text:style-name="T5">28</text:span><text:span text:style-name="T3"> </text:span><text:span text:style-name="T93">(Canto: Os tomare de entre las naciones)</text:span></text:p>
          </table:table-cell>
          <table:table-cell table:style-name="Tabla3.C10" office:value-type="string">
            <text:p text:style-name="P64">Samuel</text:p>
          </table:table-cell>
        </table:table-row>
        <table:table-row table:style-name="TableLine94148613427504">
          <table:table-cell table:style-name="Tabla3.A11" office:value-type="string">
            <text:p text:style-name="P93">10</text:p>
          </table:table-cell>
          <table:table-cell table:style-name="Tabla3.B21" office:value-type="string">
            <text:p text:style-name="P41">Salmo 3: Salmo <text:span text:style-name="T24">8</text:span> <text:span text:style-name="T83">(Canto: Oh Señor nuestro Dios)</text:span></text:p>
          </table:table-cell>
          <table:table-cell table:style-name="Tabla3.C11" office:value-type="string">
            <text:p text:style-name="P64">Samuel</text:p>
          </table:table-cell>
        </table:table-row>
        <table:table-row table:style-name="TableLine94148613429264">
          <table:table-cell table:style-name="Tabla3.A12" office:value-type="string">
            <text:p text:style-name="P88">11</text:p>
          </table:table-cell>
          <table:table-cell table:style-name="Tabla3.B20" office:value-type="string">
            <text:p text:style-name="P41">Lectura y Responsorio Breve</text:p>
          </table:table-cell>
          <table:table-cell table:style-name="Tabla3.C12" office:value-type="string">
            <text:p text:style-name="P77">Walter</text:p>
          </table:table-cell>
        </table:table-row>
        <table:table-row table:style-name="TableLine94148613431360">
          <table:table-cell table:style-name="Tabla3.A13" office:value-type="string">
            <text:p text:style-name="P88">12</text:p>
          </table:table-cell>
          <table:table-cell table:style-name="Tabla3.B21" office:value-type="string">
            <text:p text:style-name="P41">Canto: <text:span text:style-name="T24">Este es el mandamiento mio</text:span></text:p>
          </table:table-cell>
          <table:table-cell table:style-name="Tabla3.C13" office:value-type="string">
            <text:p text:style-name="P102">Samuel</text:p>
          </table:table-cell>
        </table:table-row>
        <table:table-row table:style-name="TableLine94148613433456">
          <table:table-cell table:style-name="Tabla3.A14" office:value-type="string">
            <text:p text:style-name="P88">13</text:p>
          </table:table-cell>
          <table:table-cell table:style-name="Tabla3.B20" office:value-type="string">
            <text:p text:style-name="P43">Monición a la Epístola: <text:span text:style-name="T24">F</text:span><text:span text:style-name="T102">i</text:span><text:span text:style-name="T24">l</text:span><text:span text:style-name="T102">ipenses</text:span><text:span text:style-name="T14"> </text:span><text:span text:style-name="T24">1, 19-30; 2, 1-18, 3, 1-21; 4, 1</text:span> <text:span text:style-name="T83">(Mamotreto pág 41-49)</text:span></text:p>
          </table:table-cell>
          <table:table-cell table:style-name="Tabla3.C14" office:value-type="string">
            <text:p text:style-name="P78">Sergio</text:p>
          </table:table-cell>
        </table:table-row>
        <table:table-row table:style-name="TableLine94148613435552">
          <table:table-cell table:style-name="Tabla3.A15" office:value-type="string">
            <text:p text:style-name="P88">14</text:p>
          </table:table-cell>
          <table:table-cell table:style-name="Tabla3.B21" office:value-type="string">
            <text:p text:style-name="P46">Proclamación de la Epístola: <text:s/><text:span text:style-name="T24">F</text:span><text:span text:style-name="T102">i</text:span><text:span text:style-name="T24">l</text:span><text:span text:style-name="T102">ipenses</text:span> <text:span text:style-name="T24">1, 19-30; 2, 1-18, 3, 1-21; 4, 1 </text:span></text:p>
          </table:table-cell>
          <table:table-cell table:style-name="Tabla3.C15" office:value-type="string">
            <text:p text:style-name="P78">Sergio</text:p>
          </table:table-cell>
        </table:table-row>
        <table:table-row table:style-name="TableLine94148613437648">
          <table:table-cell table:style-name="Tabla3.A16" office:value-type="string">
            <text:p text:style-name="P88">15</text:p>
          </table:table-cell>
          <table:table-cell table:style-name="Tabla3.B20" office:value-type="string">
            <text:p text:style-name="P46"><text:span text:style-name="T25">Catequesis después de la Proclamación</text:span> <text:span text:style-name="T66">(</text:span><text:span text:style-name="T72">Mamotreto pág </text:span><text:span text:style-name="T71">5</text:span><text:span text:style-name="T77">0</text:span><text:span text:style-name="T71">-</text:span><text:span text:style-name="T77">51</text:span><text:span text:style-name="T66">) </text:span></text:p>
          </table:table-cell>
          <table:table-cell table:style-name="Tabla3.C16" office:value-type="string">
            <text:p text:style-name="P78">Sergio</text:p>
          </table:table-cell>
        </table:table-row>
        <table:table-row table:style-name="TableLine94148613439744">
          <table:table-cell table:style-name="Tabla3.A17" office:value-type="string">
            <text:p text:style-name="P88">16</text:p>
          </table:table-cell>
          <table:table-cell table:style-name="Tabla3.B21" office:value-type="string">
            <text:p text:style-name="P21">Canto: Como condenados a muerte</text:p>
          </table:table-cell>
          <table:table-cell table:style-name="Tabla3.C17" office:value-type="string">
            <text:p text:style-name="P75">Samuel</text:p>
          </table:table-cell>
        </table:table-row>
        <table:table-row table:style-name="TableLine94148613442112">
          <table:table-cell table:style-name="Tabla3.A18" office:value-type="string">
            <text:p text:style-name="P88">17</text:p>
          </table:table-cell>
          <table:table-cell table:style-name="Tabla3.B20" office:value-type="string">
            <text:p text:style-name="P57"><text:span text:style-name="T26">Proclamación del evangelio: M</text:span><text:span text:style-name="T101">ar</text:span><text:span text:style-name="T26">c</text:span><text:span text:style-name="T101">os</text:span><text:span text:style-name="T26"> 6, 30-34</text:span></text:p>
          </table:table-cell>
          <table:table-cell table:style-name="Tabla3.C18" office:value-type="string">
            <text:p text:style-name="P75">Presidente</text:p>
          </table:table-cell>
        </table:table-row>
        <table:table-row table:style-name="TableLine94148613444208">
          <table:table-cell table:style-name="Tabla3.A19" office:value-type="string">
            <text:p text:style-name="P88">18</text:p>
          </table:table-cell>
          <table:table-cell table:style-name="Tabla3.B21" office:value-type="string">
            <text:p text:style-name="P22">Introducción a la Oración Silenciosa <text:span text:style-name="T82">(Mamotreto pág </text:span><text:span text:style-name="T81">5</text:span><text:span text:style-name="T82">1</text:span><text:span text:style-name="T84">-</text:span><text:span text:style-name="T81">53</text:span><text:span text:style-name="T82">)</text:span></text:p>
          </table:table-cell>
          <table:table-cell table:style-name="Tabla3.C19" office:value-type="string">
            <text:p text:style-name="P79">Lorna</text:p>
          </table:table-cell>
        </table:table-row>
        <table:table-row table:style-name="TableLine94148613446304">
          <table:table-cell table:style-name="Tabla3.A20" office:value-type="string">
            <text:p text:style-name="P88">19</text:p>
          </table:table-cell>
          <table:table-cell table:style-name="Tabla3.B20" office:value-type="string">
            <text:p text:style-name="P22">Oración Silenciosa <text:span text:style-name="T64">(</text:span><text:span text:style-name="T71">15 min</text:span><text:span text:style-name="T80">utos</text:span><text:span text:style-name="T64">)</text:span></text:p>
          </table:table-cell>
          <table:table-cell table:style-name="Tabla3.C20" office:value-type="string">
            <text:p text:style-name="P78">Todos</text:p>
          </table:table-cell>
        </table:table-row>
        <table:table-row table:style-name="TableLine94148613448400">
          <table:table-cell table:style-name="Tabla3.A21" office:value-type="string">
            <text:p text:style-name="P88">20</text:p>
          </table:table-cell>
          <table:table-cell table:style-name="Tabla3.B21" office:value-type="string">
            <text:p text:style-name="P47">Cántico Evangélico: L<text:span text:style-name="T101">u</text:span>c<text:span text:style-name="T101">as</text:span> 1, 68-79 <text:span text:style-name="T64">(</text:span><text:span text:style-name="T81">Canto: Benedictus</text:span><text:span text:style-name="T64">)</text:span></text:p>
          </table:table-cell>
          <table:table-cell table:style-name="Tabla3.C21" office:value-type="string">
            <text:p text:style-name="P68">Samuel</text:p>
          </table:table-cell>
        </table:table-row>
        <table:table-row table:style-name="TableLine94148613450496">
          <table:table-cell table:style-name="Tabla3.A26" office:value-type="string">
            <text:p text:style-name="P89">21</text:p>
          </table:table-cell>
          <table:table-cell table:style-name="Tabla3.B26" office:value-type="string">
            <text:p text:style-name="P22">Preces</text:p>
          </table:table-cell>
          <table:table-cell table:style-name="Tabla3.C26" office:value-type="string">
            <text:p text:style-name="P80">Regina</text:p>
          </table:table-cell>
        </table:table-row>
        <table:table-row table:style-name="TableLine94148613454192">
          <table:table-cell table:style-name="Tabla3.A26" office:value-type="string">
            <text:p text:style-name="P89">22</text:p>
          </table:table-cell>
          <table:table-cell table:style-name="Tabla3.B26" office:value-type="string">
            <text:p text:style-name="P22">Padre Nuestro</text:p>
          </table:table-cell>
          <table:table-cell table:style-name="Tabla3.C26" office:value-type="string">
            <text:p text:style-name="P68">Presidente</text:p>
          </table:table-cell>
        </table:table-row>
        <table:table-row table:style-name="TableLine94148613455168">
          <table:table-cell table:style-name="Tabla3.A26" office:value-type="string">
            <text:p text:style-name="P89">23</text:p>
          </table:table-cell>
          <table:table-cell table:style-name="Tabla3.B26" office:value-type="string">
            <text:p text:style-name="P22">Ave María </text:p>
          </table:table-cell>
          <table:table-cell table:style-name="Tabla3.C26" office:value-type="string">
            <text:p text:style-name="P68">Presidente</text:p>
          </table:table-cell>
        </table:table-row>
        <table:table-row table:style-name="TableLine94148613456144">
          <table:table-cell table:style-name="Tabla3.A26" office:value-type="string">
            <text:p text:style-name="P89">24</text:p>
          </table:table-cell>
          <table:table-cell table:style-name="Tabla3.B26" office:value-type="string">
            <text:p text:style-name="P22">Signo de la paz</text:p>
          </table:table-cell>
          <table:table-cell table:style-name="Tabla3.C26" office:value-type="string">
            <text:p text:style-name="P68">Presidente</text:p>
          </table:table-cell>
        </table:table-row>
        <table:table-row table:style-name="TableLine94148613457120">
          <table:table-cell table:style-name="Tabla3.A26" office:value-type="string">
            <text:p text:style-name="P89">25</text:p>
          </table:table-cell>
          <table:table-cell table:style-name="Tabla3.B26" office:value-type="string">
            <text:p text:style-name="P47">Oración Final Laudes </text:p>
          </table:table-cell>
          <table:table-cell table:style-name="Tabla3.C26" office:value-type="string">
            <text:p text:style-name="P68">Presidente</text:p>
          </table:table-cell>
        </table:table-row>
        <table:table-row table:style-name="TableLine94148613458096">
          <table:table-cell table:style-name="Tabla3.A27" office:value-type="string">
            <text:p text:style-name="P89">26</text:p>
          </table:table-cell>
          <table:table-cell table:style-name="Tabla3.B27" office:value-type="string">
            <text:p text:style-name="P22">Canto final: Llévame al cielo</text:p>
          </table:table-cell>
          <table:table-cell table:style-name="Tabla3.C27" office:value-type="string">
            <text:p text:style-name="P76">Samuel</text:p>
          </table:table-cell>
        </table:table-row>
      </table:table>
      <text:p text:style-name="P28"/>
      <text:p text:style-name="P11"><text:span text:style-name="T57">11</text:span>:<text:span text:style-name="T57">15</text:span> Descanso<text:span text:style-name="T43"> </text:span><text:span text:style-name="T85">(15 min</text:span><text:span text:style-name="T86">utos</text:span><text:span text:style-name="T85">)</text:span></text:p>
      <text:p text:style-name="P19"/>
      <text:p text:style-name="P29"><text:span text:style-name="T20">11</text:span><text:span text:style-name="T15">:</text:span><text:span text:style-name="T20">3</text:span><text:span text:style-name="T15">0 Notas sobre la pornografía</text:span> <text:span text:style-name="T72">(Mamotreto pág </text:span><text:span text:style-name="T78">55</text:span><text:span text:style-name="T74">-</text:span><text:span text:style-name="T77">5</text:span><text:span text:style-name="T78">6</text:span><text:span text:style-name="T72">)</text:span><text:span text:style-name="T1"> → </text:span><text:span text:style-name="T30">X</text:span><text:span text:style-name="T28">avier</text:span></text:p>
      <text:p text:style-name="P29"/>
      <text:p text:style-name="P12"><text:span text:style-name="T57">11</text:span>:<text:span text:style-name="T57">50</text:span> Cuestionario de la convivencia</text:p>
      <text:list xml:id="list1971441586" text:style-name="L6">
        <text:list-item>
          <text:p text:style-name="P121">Presentación del cuestionario <text:span text:style-name="T72">(Mamotreto pág </text:span><text:span text:style-name="T71">56</text:span><text:span text:style-name="T74">-</text:span><text:span text:style-name="T77">5</text:span><text:span text:style-name="T71">7</text:span><text:span text:style-name="T72">)</text:span><text:span text:style-name="T1"> → </text:span><text:span text:style-name="T31">Sergio</text:span></text:p>
        </text:list-item>
        <text:list-item>
          <text:p text:style-name="P122">Distribución de los grupos <text:span text:style-name="T1">→ </text:span><text:span text:style-name="T31">Sergio</text:span></text:p>
        </text:list-item>
      </text:list>
      <text:p text:style-name="P30"><text:soft-page-break/></text:p>
      <text:p text:style-name="P12"><text:span text:style-name="T56">12</text:span>:00 <text:span text:style-name="T56">PM</text:span> Almuerzo</text:p>
      <text:p text:style-name="P31"/>
      <text:p text:style-name="P12">0<text:span text:style-name="T58">1</text:span>:<text:span text:style-name="T58">3</text:span>0 <text:span text:style-name="T58">PM</text:span> Cuestionario de la convivencia</text:p>
      <text:list xml:id="list1963961370" text:style-name="L7">
        <text:list-item>
          <text:p text:style-name="P123"><text:span text:style-name="T22">01:30 PM</text:span><text:span text:style-name="T60"> </text:span>Trabajo en grupo <text:span text:style-name="T79">(1.5 horas)</text:span></text:p>
        </text:list-item>
        <text:list-item>
          <text:p text:style-name="P123"><text:span text:style-name="T21">3:00 PM</text:span><text:span text:style-name="T59"> </text:span>Puesta en común → <text:span text:style-name="T32">Equipo de Catequistas</text:span></text:p>
        </text:list-item>
      </text:list>
      <text:p text:style-name="P30"/>
      <text:p text:style-name="P12">0<text:span text:style-name="T59">6</text:span>:00 <text:span text:style-name="T59">PM</text:span> Cena</text:p>
      <text:p text:style-name="P30"/>
      <text:p text:style-name="P2"><text:span text:style-name="T51">0</text:span><text:span text:style-name="T52">7</text:span><text:span text:style-name="T51">:</text:span><text:span text:style-name="T52">3</text:span><text:span text:style-name="T51">0 </text:span><text:span text:style-name="T52">PM</text:span><text:span text:style-name="T51"> Catequesis del Magisterio de la Iglesia</text:span><text:span text:style-name="T53"> </text:span></text:p>
      <text:list xml:id="list4210826216" text:style-name="L8">
        <text:list-item>
          <text:p text:style-name="P132"><text:span text:style-name="T46">Catequesis “La Iniciación Cristiana y el Camino Neocatecumenal” </text:span><text:span text:style-name="T94">(Mamotreto pág </text:span><text:span text:style-name="T95">5</text:span><text:span text:style-name="T96">9</text:span><text:span text:style-name="T97">-</text:span><text:span text:style-name="T96">90</text:span><text:span text:style-name="T94">)</text:span><text:span text:style-name="T45"> → </text:span><text:span text:style-name="T44">Pbro. Yimmy</text:span></text:p>
        </text:list-item>
      </text:list>
      <text:p text:style-name="P1"/>
      <text:p text:style-name="P131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eLine94148678121696">
          <table:table-cell table:style-name="Tabla7.A1" office:value-type="string">
            <text:p text:style-name="P139"/>
          </table:table-cell>
          <table:table-cell table:style-name="Tabla7.A1" office:value-type="string">
            <text:p text:style-name="P136">DÍA <text:span text:style-name="T27">3</text:span> – <text:span text:style-name="T27">Domingo</text:span> <text:span text:style-name="T27">6</text:span> Febrero, 2022</text:p>
          </table:table-cell>
          <table:table-cell table:style-name="Tabla7.A1" office:value-type="string">
            <text:p text:style-name="P142">3</text:p>
          </table:table-cell>
        </table:table-row>
      </table:table>
      <text:p text:style-name="P125"/>
      <text:p text:style-name="P10">0<text:span text:style-name="T42">9</text:span>:00 <text:span text:style-name="T42">AM</text:span> Desayuno</text:p>
      <text:p text:style-name="P27"/>
      <text:p text:style-name="P13">Signos:</text:p>
      <text:section text:style-name="Sect1" text:name="Sección1">
        <text:list xml:id="list3975048936" text:style-name="L9">
          <text:list-item>
            <text:p text:style-name="P109"><text:span text:style-name="T100">1-3 </text:span>Alfombra</text:p>
          </text:list-item>
          <text:list-item>
            <text:p text:style-name="P109">Atril</text:p>
          </text:list-item>
          <text:list-item>
            <text:p text:style-name="P109">Paño de atril <text:span text:style-name="T15">Verde</text:span></text:p>
          </text:list-item>
          <text:list-item>
            <text:p text:style-name="P109">Cruz</text:p>
          </text:list-item>
          <text:list-item>
            <text:p text:style-name="P109">Florero con flores</text:p>
          </text:list-item>
          <text:list-item>
            <text:p text:style-name="P109">Mesa altar</text:p>
          </text:list-item>
          <text:list-item>
            <text:p text:style-name="P109">Mesa credencia</text:p>
          </text:list-item>
          <text:list-item>
            <text:p text:style-name="P109">Velas de mesa altar</text:p>
          </text:list-item>
          <text:list-item>
            <text:p text:style-name="P109">Flores para mesa altar</text:p>
          </text:list-item>
          <text:list-item>
            <text:p text:style-name="P109">2 patenas</text:p>
          </text:list-item>
          <text:list-item>
            <text:p text:style-name="P109">3 cálices</text:p>
          </text:list-item>
          <text:list-item>
            <text:p text:style-name="P109">1 corporal</text:p>
          </text:list-item>
          <text:list-item>
            <text:p text:style-name="P109"><text:span text:style-name="T103">3</text:span> purificadores</text:p>
          </text:list-item>
          <text:list-item>
            <text:p text:style-name="P109">2 panes</text:p>
          </text:list-item>
          <text:list-item>
            <text:p text:style-name="P109">2 botellas de vino</text:p>
          </text:list-item>
          <text:list-item>
            <text:p text:style-name="P109">1 fuente con su escudilla</text:p>
          </text:list-item>
          <text:list-item>
            <text:p text:style-name="P133"><text:span text:style-name="T12">1 </text:span><text:span text:style-name="T104">manutergio</text:span></text:p>
          </text:list-item>
          <text:list-item>
            <text:p text:style-name="P109">1 lavabo</text:p>
          </text:list-item>
          <text:list-item>
            <text:p text:style-name="P110">Paño de mesa altar</text:p>
          </text:list-item>
          <text:list-item>
            <text:p text:style-name="P110">Paño de mesa credencia</text:p>
          </text:list-item>
          <text:list-item>
            <text:p text:style-name="P111">Caballete para cuadro Virgen del Camino</text:p>
          </text:list-item>
          <text:list-item>
            <text:p text:style-name="P111">Cuadro Virgen del Camino</text:p>
          </text:list-item>
        </text:list>
      </text:section>
      <text:p text:style-name="P33"/>
      <text:p text:style-name="P16"><text:span text:style-name="T19">1</text:span><text:span text:style-name="T15">0:00 </text:span><text:span text:style-name="T19">AM</text:span><text:span text:style-name="T15"> </text:span><text:span text:style-name="T18">Eucaristía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99"><text:span text:style-name="T105">O</text:span>rden</text:p>
          </table:table-cell>
          <table:table-cell table:style-name="Tabla4.A1" office:value-type="string">
            <text:p text:style-name="P99">Acción</text:p>
          </table:table-cell>
          <table:table-cell table:style-name="Tabla4.C1" office:value-type="string">
            <text:p text:style-name="P99"><text:span text:style-name="T105">C</text:span>atequista</text:p>
          </table:table-cell>
        </table:table-row>
        <table:table-row table:style-name="Tabla4.1">
          <table:table-cell table:style-name="Tabla4.A21" office:value-type="string">
            <text:p text:style-name="P103">1</text:p>
          </table:table-cell>
          <table:table-cell table:style-name="Tabla4.B2" office:value-type="string">
            <text:p text:style-name="P81"><text:span text:style-name="T61">M</text:span>onición Ambiental 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5">2</text:p>
          </table:table-cell>
          <table:table-cell table:style-name="Tabla4.B2" office:value-type="string">
            <text:p text:style-name="P84">Canto de Entrada</text:p>
          </table:table-cell>
          <table:table-cell table:style-name="Tabla4.C21" office:value-type="string">
            <text:p text:style-name="P116"/>
          </table:table-cell>
        </table:table-row>
        <table:table-row table:style-name="Tabla4.1">
          <table:table-cell table:style-name="Tabla4.A21" office:value-type="string">
            <text:p text:style-name="P105">3</text:p>
          </table:table-cell>
          <table:table-cell table:style-name="Tabla4.B2" office:value-type="string">
            <text:p text:style-name="P81">Monición Primera Lectura 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5">4</text:p>
          </table:table-cell>
          <table:table-cell table:style-name="Tabla4.B2" office:value-type="string">
            <text:p text:style-name="P82"><text:span text:style-name="T61">P</text:span>rimera lectura: Isaías 6, 1-2a. 3-8 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5">5</text:p>
          </table:table-cell>
          <table:table-cell table:style-name="Tabla4.B2" office:value-type="string">
            <text:p text:style-name="P82">Salmo responsorial: Salmo 138 (137), 1-8 (1c)</text:p>
          </table:table-cell>
          <table:table-cell table:style-name="Tabla4.C21" office:value-type="string">
            <text:p text:style-name="P116"/>
          </table:table-cell>
        </table:table-row>
        <table:table-row table:style-name="Tabla4.1">
          <table:table-cell table:style-name="Tabla4.A21" office:value-type="string">
            <text:p text:style-name="P105">6</text:p>
          </table:table-cell>
          <table:table-cell table:style-name="Tabla4.B2" office:value-type="string">
            <text:p text:style-name="P81">Monición Segunda lectura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5">7</text:p>
          </table:table-cell>
          <table:table-cell table:style-name="Tabla4.B2" office:value-type="string">
            <text:p text:style-name="P82">Segunda lectura: 1 Corintios 15, 1-11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5">8</text:p>
          </table:table-cell>
          <table:table-cell table:style-name="Tabla4.B2" office:value-type="string">
            <text:p text:style-name="P81">Monición Evangelio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5">9</text:p>
          </table:table-cell>
          <table:table-cell table:style-name="Tabla4.B2" office:value-type="string">
            <text:p text:style-name="P81">Aleluya</text:p>
          </table:table-cell>
          <table:table-cell table:style-name="Tabla4.C21" office:value-type="string">
            <text:p text:style-name="P116"/>
          </table:table-cell>
        </table:table-row>
        <table:table-row table:style-name="Tabla4.1">
          <table:table-cell table:style-name="Tabla4.A21" office:value-type="string">
            <text:p text:style-name="P105">10</text:p>
          </table:table-cell>
          <table:table-cell table:style-name="Tabla4.B2" office:value-type="string">
            <text:p text:style-name="P82">Evangelio: Lucas 5, 1-11</text:p>
          </table:table-cell>
          <table:table-cell table:style-name="Tabla4.C21" office:value-type="string">
            <text:p text:style-name="P116">Presidente</text:p>
          </table:table-cell>
        </table:table-row>
        <table:table-row table:style-name="Tabla4.1">
          <table:table-cell table:style-name="Tabla4.A21" office:value-type="string">
            <text:p text:style-name="P104">1<text:span text:style-name="T105">1</text:span></text:p>
          </table:table-cell>
          <table:table-cell table:style-name="Tabla4.B2" office:value-type="string">
            <text:p text:style-name="P81">Homilía</text:p>
          </table:table-cell>
          <table:table-cell table:style-name="Tabla4.C21" office:value-type="string">
            <text:p text:style-name="P116">Presidente</text:p>
          </table:table-cell>
        </table:table-row>
        <table:table-row table:style-name="Tabla4.1">
          <table:table-cell table:style-name="Tabla4.A21" office:value-type="string">
            <text:p text:style-name="P104">1<text:span text:style-name="T105">2</text:span></text:p>
          </table:table-cell>
          <table:table-cell table:style-name="Tabla4.B2" office:value-type="string">
            <text:p text:style-name="P83">Oración de los fieles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4">1<text:span text:style-name="T105">3</text:span></text:p>
          </table:table-cell>
          <table:table-cell table:style-name="Tabla4.B2" office:value-type="string">
            <text:p text:style-name="P83">Rito de paz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4">1<text:span text:style-name="T105">4</text:span></text:p>
          </table:table-cell>
          <table:table-cell table:style-name="Tabla4.B2" office:value-type="string">
            <text:p text:style-name="P83">Plegaria Eucarística</text:p>
          </table:table-cell>
          <table:table-cell table:style-name="Tabla4.C21" office:value-type="string">
            <text:p text:style-name="P116">Presidente</text:p>
          </table:table-cell>
        </table:table-row>
        <table:table-row table:style-name="Tabla4.1">
          <table:table-cell table:style-name="Tabla4.A21" office:value-type="string">
            <text:p text:style-name="P104">1<text:span text:style-name="T105">5</text:span></text:p>
          </table:table-cell>
          <table:table-cell table:style-name="Tabla4.B2" office:value-type="string">
            <text:p text:style-name="P54"><text:span text:style-name="T62">S</text:span>anto </text:p>
          </table:table-cell>
          <table:table-cell table:style-name="Tabla4.C21" office:value-type="string">
            <text:p text:style-name="P116"/>
          </table:table-cell>
        </table:table-row>
        <table:table-row table:style-name="Tabla4.1">
          <table:table-cell table:style-name="Tabla4.A21" office:value-type="string">
            <text:p text:style-name="P104">1<text:span text:style-name="T105">6</text:span></text:p>
          </table:table-cell>
          <table:table-cell table:style-name="Tabla4.B2" office:value-type="string">
            <text:p text:style-name="P54">Comunión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4">1<text:span text:style-name="T105">7</text:span></text:p>
          </table:table-cell>
          <table:table-cell table:style-name="Tabla4.B2" office:value-type="string">
            <text:p text:style-name="P55">Llamada vocacional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4">1<text:span text:style-name="T105">8</text:span></text:p>
          </table:table-cell>
          <table:table-cell table:style-name="Tabla4.B2" office:value-type="string">
            <text:p text:style-name="P55">Reparto de la estampa para devoción privada de Carmen Hernández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4">1<text:span text:style-name="T105">9</text:span></text:p>
          </table:table-cell>
          <table:table-cell table:style-name="Tabla4.B2" office:value-type="string">
            <text:p text:style-name="P56"><text:span text:style-name="T62">A</text:span>visos y Noticias <text:span text:style-name="T70">(Mamotreto pág 95-98)</text:span></text:p>
          </table:table-cell>
          <table:table-cell table:style-name="Tabla4.C21" office:value-type="string">
            <text:p text:style-name="P100"/>
          </table:table-cell>
        </table:table-row>
        <table:table-row table:style-name="Tabla4.1">
          <table:table-cell table:style-name="Tabla4.A21" office:value-type="string">
            <text:p text:style-name="P105">20</text:p>
          </table:table-cell>
          <table:table-cell table:style-name="Tabla4.B2" office:value-type="string">
            <text:p text:style-name="P55">Bendición Final</text:p>
          </table:table-cell>
          <table:table-cell table:style-name="Tabla4.C21" office:value-type="string">
            <text:p text:style-name="P116">Presidente</text:p>
          </table:table-cell>
        </table:table-row>
        <table:table-row table:style-name="Tabla4.1">
          <table:table-cell table:style-name="Tabla4.A22" office:value-type="string">
            <text:p text:style-name="P104">2<text:span text:style-name="T105">1</text:span></text:p>
          </table:table-cell>
          <table:table-cell table:style-name="Tabla4.B2" office:value-type="string">
            <text:p text:style-name="P58">Canto final</text:p>
          </table:table-cell>
          <table:table-cell table:style-name="Tabla4.C22" office:value-type="string">
            <text:p text:style-name="P116"/>
          </table:table-cell>
        </table:table-row>
      </table:table>
      <text:p text:style-name="P56"/>
      <text:p text:style-name="P52"/>
      <text:p text:style-name="P32"><text:span text:style-name="T19">12</text:span><text:span text:style-name="T15">:00 </text:span><text:span text:style-name="T19">PM</text:span><text:span text:style-name="T15"> Almuerz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tkinson Hyperlegible" svg:font-family="'Atkinson Hyperlegib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4:25:17.881118378</meta:creation-date>
    <dc:date>2022-01-14T18:34:50.584955351</dc:date>
    <meta:editing-duration>PT5H53M58S</meta:editing-duration>
    <meta:editing-cycles>88</meta:editing-cycles>
    <meta:generator>LibreOffice/7.1.8.1$Linux_X86_64 LibreOffice_project/10$Build-1</meta:generator>
    <meta:document-statistic meta:table-count="7" meta:image-count="0" meta:object-count="0" meta:page-count="3" meta:paragraph-count="306" meta:word-count="951" meta:character-count="5288" meta:non-whitespace-character-count="4658"/>
  </office:meta>
</office:document-meta>
</file>